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oordin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(North)</text:p>
          </table:table-cell>
          <table:table-cell office:value-type="string" calcext:value-type="string">
            <text:p>Lon(East)</text:p>
          </table:table-cell>
          <table:table-cell office:value-type="string" calcext:value-type="string">
            <text:p>Ht(G)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HRMS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658935726" calcext:value-type="float">
            <text:p>59.658935726</text:p>
          </table:table-cell>
          <table:table-cell office:value-type="float" office:value="10.672432959" calcext:value-type="float">
            <text:p>10.672432959</text:p>
          </table:table-cell>
          <table:table-cell office:value-type="float" office:value="96.654" calcext:value-type="float">
            <text:p>96.65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28: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9.660786491" calcext:value-type="float">
            <text:p>59.660786491</text:p>
          </table:table-cell>
          <table:table-cell office:value-type="float" office:value="10.675733584" calcext:value-type="float">
            <text:p>10.675733584</text:p>
          </table:table-cell>
          <table:table-cell office:value-type="float" office:value="96.654" calcext:value-type="float">
            <text:p>96.65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3: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9.66078024" calcext:value-type="float">
            <text:p>59.66078024</text:p>
          </table:table-cell>
          <table:table-cell office:value-type="float" office:value="10.675716224" calcext:value-type="float">
            <text:p>10.675716224</text:p>
          </table:table-cell>
          <table:table-cell office:value-type="float" office:value="96.557" calcext:value-type="float">
            <text:p>96.557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4: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9.660774482" calcext:value-type="float">
            <text:p>59.660774482</text:p>
          </table:table-cell>
          <table:table-cell office:value-type="float" office:value="10.675700598" calcext:value-type="float">
            <text:p>10.675700598</text:p>
          </table:table-cell>
          <table:table-cell office:value-type="float" office:value="96.493" calcext:value-type="float">
            <text:p>96.493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5: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9.660767996" calcext:value-type="float">
            <text:p>59.660767996</text:p>
          </table:table-cell>
          <table:table-cell office:value-type="float" office:value="10.675685674" calcext:value-type="float">
            <text:p>10.675685674</text:p>
          </table:table-cell>
          <table:table-cell office:value-type="float" office:value="96.397" calcext:value-type="float">
            <text:p>96.39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5: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9.66076184" calcext:value-type="float">
            <text:p>59.66076184</text:p>
          </table:table-cell>
          <table:table-cell office:value-type="float" office:value="10.675669158" calcext:value-type="float">
            <text:p>10.675669158</text:p>
          </table:table-cell>
          <table:table-cell office:value-type="float" office:value="96.309" calcext:value-type="float">
            <text:p>96.309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5: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9.660756769" calcext:value-type="float">
            <text:p>59.660756769</text:p>
          </table:table-cell>
          <table:table-cell office:value-type="float" office:value="10.675654092" calcext:value-type="float">
            <text:p>10.675654092</text:p>
          </table:table-cell>
          <table:table-cell office:value-type="float" office:value="96.236" calcext:value-type="float">
            <text:p>96.236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6: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9.660750044" calcext:value-type="float">
            <text:p>59.660750044</text:p>
          </table:table-cell>
          <table:table-cell office:value-type="float" office:value="10.675638817" calcext:value-type="float">
            <text:p>10.675638817</text:p>
          </table:table-cell>
          <table:table-cell office:value-type="float" office:value="96.171" calcext:value-type="float">
            <text:p>96.17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6: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9.660750246" calcext:value-type="float">
            <text:p>59.660750246</text:p>
          </table:table-cell>
          <table:table-cell office:value-type="float" office:value="10.675638342" calcext:value-type="float">
            <text:p>10.675638342</text:p>
          </table:table-cell>
          <table:table-cell office:value-type="float" office:value="96.168" calcext:value-type="float">
            <text:p>96.16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7: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9.660743499" calcext:value-type="float">
            <text:p>59.660743499</text:p>
          </table:table-cell>
          <table:table-cell office:value-type="float" office:value="10.675619087" calcext:value-type="float">
            <text:p>10.675619087</text:p>
          </table:table-cell>
          <table:table-cell office:value-type="float" office:value="96.049" calcext:value-type="float">
            <text:p>96.04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7: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9.66073659" calcext:value-type="float">
            <text:p>59.66073659</text:p>
          </table:table-cell>
          <table:table-cell office:value-type="float" office:value="10.675602562" calcext:value-type="float">
            <text:p>10.675602562</text:p>
          </table:table-cell>
          <table:table-cell office:value-type="float" office:value="95.98" calcext:value-type="float">
            <text:p>95.9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7:4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.660729966" calcext:value-type="float">
            <text:p>59.660729966</text:p>
          </table:table-cell>
          <table:table-cell office:value-type="float" office:value="10.675584623" calcext:value-type="float">
            <text:p>10.675584623</text:p>
          </table:table-cell>
          <table:table-cell office:value-type="float" office:value="95.878" calcext:value-type="float">
            <text:p>95.8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8: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9.660723602" calcext:value-type="float">
            <text:p>59.660723602</text:p>
          </table:table-cell>
          <table:table-cell office:value-type="float" office:value="10.675567195" calcext:value-type="float">
            <text:p>10.675567195</text:p>
          </table:table-cell>
          <table:table-cell office:value-type="float" office:value="95.795" calcext:value-type="float">
            <text:p>95.79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8: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9.660716276" calcext:value-type="float">
            <text:p>59.660716276</text:p>
          </table:table-cell>
          <table:table-cell office:value-type="float" office:value="10.675547935" calcext:value-type="float">
            <text:p>10.675547935</text:p>
          </table:table-cell>
          <table:table-cell office:value-type="float" office:value="95.671" calcext:value-type="float">
            <text:p>95.67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8: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9.660708374" calcext:value-type="float">
            <text:p>59.660708374</text:p>
          </table:table-cell>
          <table:table-cell office:value-type="float" office:value="10.675529099" calcext:value-type="float">
            <text:p>10.675529099</text:p>
          </table:table-cell>
          <table:table-cell office:value-type="float" office:value="95.572" calcext:value-type="float">
            <text:p>95.57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9: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9.660701889" calcext:value-type="float">
            <text:p>59.660701889</text:p>
          </table:table-cell>
          <table:table-cell office:value-type="float" office:value="10.675511052" calcext:value-type="float">
            <text:p>10.675511052</text:p>
          </table:table-cell>
          <table:table-cell office:value-type="float" office:value="95.493" calcext:value-type="float">
            <text:p>95.49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49:4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.660695107" calcext:value-type="float">
            <text:p>59.660695107</text:p>
          </table:table-cell>
          <table:table-cell office:value-type="float" office:value="10.675493475" calcext:value-type="float">
            <text:p>10.675493475</text:p>
          </table:table-cell>
          <table:table-cell office:value-type="float" office:value="95.365" calcext:value-type="float">
            <text:p>95.36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0: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9.660687514" calcext:value-type="float">
            <text:p>59.660687514</text:p>
          </table:table-cell>
          <table:table-cell office:value-type="float" office:value="10.675475116" calcext:value-type="float">
            <text:p>10.675475116</text:p>
          </table:table-cell>
          <table:table-cell office:value-type="float" office:value="95.275" calcext:value-type="float">
            <text:p>95.27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0: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9.660681933" calcext:value-type="float">
            <text:p>59.660681933</text:p>
          </table:table-cell>
          <table:table-cell office:value-type="float" office:value="10.67546091" calcext:value-type="float">
            <text:p>10.67546091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0: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9.66067508" calcext:value-type="float">
            <text:p>59.66067508</text:p>
          </table:table-cell>
          <table:table-cell office:value-type="float" office:value="10.675442672" calcext:value-type="float">
            <text:p>10.675442672</text:p>
          </table:table-cell>
          <table:table-cell office:value-type="float" office:value="95.093" calcext:value-type="float">
            <text:p>95.09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0: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9.660668001" calcext:value-type="float">
            <text:p>59.660668001</text:p>
          </table:table-cell>
          <table:table-cell office:value-type="float" office:value="10.675425908" calcext:value-type="float">
            <text:p>10.675425908</text:p>
          </table:table-cell>
          <table:table-cell office:value-type="float" office:value="94.976" calcext:value-type="float">
            <text:p>94.97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1: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.660662086" calcext:value-type="float">
            <text:p>59.660662086</text:p>
          </table:table-cell>
          <table:table-cell office:value-type="float" office:value="10.67540967" calcext:value-type="float">
            <text:p>10.67540967</text:p>
          </table:table-cell>
          <table:table-cell office:value-type="float" office:value="94.915" calcext:value-type="float">
            <text:p>94.91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1: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9.660655072" calcext:value-type="float">
            <text:p>59.660655072</text:p>
          </table:table-cell>
          <table:table-cell office:value-type="float" office:value="10.675392374" calcext:value-type="float">
            <text:p>10.675392374</text:p>
          </table:table-cell>
          <table:table-cell office:value-type="float" office:value="94.795" calcext:value-type="float">
            <text:p>94.79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2: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9.660647702" calcext:value-type="float">
            <text:p>59.660647702</text:p>
          </table:table-cell>
          <table:table-cell office:value-type="float" office:value="10.675372588" calcext:value-type="float">
            <text:p>10.675372588</text:p>
          </table:table-cell>
          <table:table-cell office:value-type="float" office:value="94.678" calcext:value-type="float">
            <text:p>94.6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2: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9.660640922" calcext:value-type="float">
            <text:p>59.660640922</text:p>
          </table:table-cell>
          <table:table-cell office:value-type="float" office:value="10.675356241" calcext:value-type="float">
            <text:p>10.675356241</text:p>
          </table:table-cell>
          <table:table-cell office:value-type="float" office:value="94.578" calcext:value-type="float">
            <text:p>94.5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2: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9.660633755" calcext:value-type="float">
            <text:p>59.660633755</text:p>
          </table:table-cell>
          <table:table-cell office:value-type="float" office:value="10.675337964" calcext:value-type="float">
            <text:p>10.675337964</text:p>
          </table:table-cell>
          <table:table-cell office:value-type="float" office:value="94.445" calcext:value-type="float">
            <text:p>94.44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3: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9.660626248" calcext:value-type="float">
            <text:p>59.660626248</text:p>
          </table:table-cell>
          <table:table-cell office:value-type="float" office:value="10.675318835" calcext:value-type="float">
            <text:p>10.675318835</text:p>
          </table:table-cell>
          <table:table-cell office:value-type="float" office:value="94.338" calcext:value-type="float">
            <text:p>94.33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3: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9.660621938" calcext:value-type="float">
            <text:p>59.660621938</text:p>
          </table:table-cell>
          <table:table-cell office:value-type="float" office:value="10.67530734" calcext:value-type="float">
            <text:p>10.67530734</text:p>
          </table:table-cell>
          <table:table-cell office:value-type="float" office:value="94.249" calcext:value-type="float">
            <text:p>94.24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3:4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9.660616454" calcext:value-type="float">
            <text:p>59.660616454</text:p>
          </table:table-cell>
          <table:table-cell office:value-type="float" office:value="10.67529482" calcext:value-type="float">
            <text:p>10.67529482</text:p>
          </table:table-cell>
          <table:table-cell office:value-type="float" office:value="94.169" calcext:value-type="float">
            <text:p>94.16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4: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9.660609691" calcext:value-type="float">
            <text:p>59.660609691</text:p>
          </table:table-cell>
          <table:table-cell office:value-type="float" office:value="10.675278157" calcext:value-type="float">
            <text:p>10.675278157</text:p>
          </table:table-cell>
          <table:table-cell office:value-type="float" office:value="94.052" calcext:value-type="float">
            <text:p>94.0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4: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9.660604018" calcext:value-type="float">
            <text:p>59.660604018</text:p>
          </table:table-cell>
          <table:table-cell office:value-type="float" office:value="10.675263485" calcext:value-type="float">
            <text:p>10.675263485</text:p>
          </table:table-cell>
          <table:table-cell office:value-type="float" office:value="93.954" calcext:value-type="float">
            <text:p>93.95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4: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9.660596699" calcext:value-type="float">
            <text:p>59.660596699</text:p>
          </table:table-cell>
          <table:table-cell office:value-type="float" office:value="10.675244307" calcext:value-type="float">
            <text:p>10.675244307</text:p>
          </table:table-cell>
          <table:table-cell office:value-type="float" office:value="93.817" calcext:value-type="float">
            <text:p>93.81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5: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9.660590648" calcext:value-type="float">
            <text:p>59.660590648</text:p>
          </table:table-cell>
          <table:table-cell office:value-type="float" office:value="10.675229686" calcext:value-type="float">
            <text:p>10.675229686</text:p>
          </table:table-cell>
          <table:table-cell office:value-type="float" office:value="93.726" calcext:value-type="float">
            <text:p>93.72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5: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9.660585386" calcext:value-type="float">
            <text:p>59.660585386</text:p>
          </table:table-cell>
          <table:table-cell office:value-type="float" office:value="10.675215603" calcext:value-type="float">
            <text:p>10.675215603</text:p>
          </table:table-cell>
          <table:table-cell office:value-type="float" office:value="93.637" calcext:value-type="float">
            <text:p>93.63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5:4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9.660578851" calcext:value-type="float">
            <text:p>59.660578851</text:p>
          </table:table-cell>
          <table:table-cell office:value-type="float" office:value="10.67520245" calcext:value-type="float">
            <text:p>10.67520245</text:p>
          </table:table-cell>
          <table:table-cell office:value-type="float" office:value="93.506" calcext:value-type="float">
            <text:p>93.5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6: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9.660572065" calcext:value-type="float">
            <text:p>59.660572065</text:p>
          </table:table-cell>
          <table:table-cell office:value-type="float" office:value="10.675185953" calcext:value-type="float">
            <text:p>10.675185953</text:p>
          </table:table-cell>
          <table:table-cell office:value-type="float" office:value="93.399" calcext:value-type="float">
            <text:p>93.39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6: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9.660565827" calcext:value-type="float">
            <text:p>59.660565827</text:p>
          </table:table-cell>
          <table:table-cell office:value-type="float" office:value="10.675169616" calcext:value-type="float">
            <text:p>10.675169616</text:p>
          </table:table-cell>
          <table:table-cell office:value-type="float" office:value="93.249" calcext:value-type="float">
            <text:p>93.24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6:4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9.660558684" calcext:value-type="float">
            <text:p>59.660558684</text:p>
          </table:table-cell>
          <table:table-cell office:value-type="float" office:value="10.675151799" calcext:value-type="float">
            <text:p>10.675151799</text:p>
          </table:table-cell>
          <table:table-cell office:value-type="float" office:value="93.113" calcext:value-type="float">
            <text:p>93.11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7: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9.660553239" calcext:value-type="float">
            <text:p>59.660553239</text:p>
          </table:table-cell>
          <table:table-cell office:value-type="float" office:value="10.675138629" calcext:value-type="float">
            <text:p>10.675138629</text:p>
          </table:table-cell>
          <table:table-cell office:value-type="float" office:value="92.999" calcext:value-type="float">
            <text:p>92.99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7: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9.660547922" calcext:value-type="float">
            <text:p>59.660547922</text:p>
          </table:table-cell>
          <table:table-cell office:value-type="float" office:value="10.675124986" calcext:value-type="float">
            <text:p>10.675124986</text:p>
          </table:table-cell>
          <table:table-cell office:value-type="float" office:value="92.892" calcext:value-type="float">
            <text:p>92.89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7: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9.660540987" calcext:value-type="float">
            <text:p>59.660540987</text:p>
          </table:table-cell>
          <table:table-cell office:value-type="float" office:value="10.675108276" calcext:value-type="float">
            <text:p>10.675108276</text:p>
          </table:table-cell>
          <table:table-cell office:value-type="float" office:value="92.732" calcext:value-type="float">
            <text:p>92.73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7: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9.660535721" calcext:value-type="float">
            <text:p>59.660535721</text:p>
          </table:table-cell>
          <table:table-cell office:value-type="float" office:value="10.675094584" calcext:value-type="float">
            <text:p>10.675094584</text:p>
          </table:table-cell>
          <table:table-cell office:value-type="float" office:value="92.634" calcext:value-type="float">
            <text:p>92.63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8: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9.660530553" calcext:value-type="float">
            <text:p>59.660530553</text:p>
          </table:table-cell>
          <table:table-cell office:value-type="float" office:value="10.675083546" calcext:value-type="float">
            <text:p>10.675083546</text:p>
          </table:table-cell>
          <table:table-cell office:value-type="float" office:value="92.522" calcext:value-type="float">
            <text:p>92.52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8: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9.660524736" calcext:value-type="float">
            <text:p>59.660524736</text:p>
          </table:table-cell>
          <table:table-cell office:value-type="float" office:value="10.675067831" calcext:value-type="float">
            <text:p>10.675067831</text:p>
          </table:table-cell>
          <table:table-cell office:value-type="float" office:value="92.39" calcext:value-type="float">
            <text:p>92.3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8: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9.660518935" calcext:value-type="float">
            <text:p>59.660518935</text:p>
          </table:table-cell>
          <table:table-cell office:value-type="float" office:value="10.675053667" calcext:value-type="float">
            <text:p>10.675053667</text:p>
          </table:table-cell>
          <table:table-cell office:value-type="float" office:value="92.262" calcext:value-type="float">
            <text:p>92.26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8:5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9.660512978" calcext:value-type="float">
            <text:p>59.660512978</text:p>
          </table:table-cell>
          <table:table-cell office:value-type="float" office:value="10.675039178" calcext:value-type="float">
            <text:p>10.675039178</text:p>
          </table:table-cell>
          <table:table-cell office:value-type="float" office:value="92.136" calcext:value-type="float">
            <text:p>92.13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9: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9.660508147" calcext:value-type="float">
            <text:p>59.660508147</text:p>
          </table:table-cell>
          <table:table-cell office:value-type="float" office:value="10.675026942" calcext:value-type="float">
            <text:p>10.675026942</text:p>
          </table:table-cell>
          <table:table-cell office:value-type="float" office:value="92.032" calcext:value-type="float">
            <text:p>92.0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9: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9.660502263" calcext:value-type="float">
            <text:p>59.660502263</text:p>
          </table:table-cell>
          <table:table-cell office:value-type="float" office:value="10.67501215" calcext:value-type="float">
            <text:p>10.67501215</text:p>
          </table:table-cell>
          <table:table-cell office:value-type="float" office:value="91.904" calcext:value-type="float">
            <text:p>91.90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4:59: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9.66049556" calcext:value-type="float">
            <text:p>59.66049556</text:p>
          </table:table-cell>
          <table:table-cell office:value-type="float" office:value="10.674994352" calcext:value-type="float">
            <text:p>10.674994352</text:p>
          </table:table-cell>
          <table:table-cell office:value-type="float" office:value="91.753" calcext:value-type="float">
            <text:p>91.75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0: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9.660490161" calcext:value-type="float">
            <text:p>59.660490161</text:p>
          </table:table-cell>
          <table:table-cell office:value-type="float" office:value="10.67498139" calcext:value-type="float">
            <text:p>10.67498139</text:p>
          </table:table-cell>
          <table:table-cell office:value-type="float" office:value="91.61" calcext:value-type="float">
            <text:p>91.6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0: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9.660484327" calcext:value-type="float">
            <text:p>59.660484327</text:p>
          </table:table-cell>
          <table:table-cell office:value-type="float" office:value="10.67496767" calcext:value-type="float">
            <text:p>10.67496767</text:p>
          </table:table-cell>
          <table:table-cell office:value-type="float" office:value="91.512" calcext:value-type="float">
            <text:p>91.51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0: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.660477673" calcext:value-type="float">
            <text:p>59.660477673</text:p>
          </table:table-cell>
          <table:table-cell office:value-type="float" office:value="10.674949539" calcext:value-type="float">
            <text:p>10.674949539</text:p>
          </table:table-cell>
          <table:table-cell office:value-type="float" office:value="91.348" calcext:value-type="float">
            <text:p>91.34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1: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9.660470799" calcext:value-type="float">
            <text:p>59.660470799</text:p>
          </table:table-cell>
          <table:table-cell office:value-type="float" office:value="10.674933322" calcext:value-type="float">
            <text:p>10.674933322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1:3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9.660464906" calcext:value-type="float">
            <text:p>59.660464906</text:p>
          </table:table-cell>
          <table:table-cell office:value-type="float" office:value="10.674918764" calcext:value-type="float">
            <text:p>10.674918764</text:p>
          </table:table-cell>
          <table:table-cell office:value-type="float" office:value="91.12" calcext:value-type="float">
            <text:p>91.1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1: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9.660459471" calcext:value-type="float">
            <text:p>59.660459471</text:p>
          </table:table-cell>
          <table:table-cell office:value-type="float" office:value="10.67490416" calcext:value-type="float">
            <text:p>10.67490416</text:p>
          </table:table-cell>
          <table:table-cell office:value-type="float" office:value="90.964" calcext:value-type="float">
            <text:p>90.96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2: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.660454752" calcext:value-type="float">
            <text:p>59.660454752</text:p>
          </table:table-cell>
          <table:table-cell office:value-type="float" office:value="10.674892177" calcext:value-type="float">
            <text:p>10.674892177</text:p>
          </table:table-cell>
          <table:table-cell office:value-type="float" office:value="90.869" calcext:value-type="float">
            <text:p>90.86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2: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9.66044831" calcext:value-type="float">
            <text:p>59.66044831</text:p>
          </table:table-cell>
          <table:table-cell office:value-type="float" office:value="10.674875767" calcext:value-type="float">
            <text:p>10.674875767</text:p>
          </table:table-cell>
          <table:table-cell office:value-type="float" office:value="90.738" calcext:value-type="float">
            <text:p>90.73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2: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.660441902" calcext:value-type="float">
            <text:p>59.660441902</text:p>
          </table:table-cell>
          <table:table-cell office:value-type="float" office:value="10.674859337" calcext:value-type="float">
            <text:p>10.674859337</text:p>
          </table:table-cell>
          <table:table-cell office:value-type="float" office:value="90.613" calcext:value-type="float">
            <text:p>90.61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3: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9.660436655" calcext:value-type="float">
            <text:p>59.660436655</text:p>
          </table:table-cell>
          <table:table-cell office:value-type="float" office:value="10.674846391" calcext:value-type="float">
            <text:p>10.674846391</text:p>
          </table:table-cell>
          <table:table-cell office:value-type="float" office:value="90.511" calcext:value-type="float">
            <text:p>90.51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3: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9.660430623" calcext:value-type="float">
            <text:p>59.660430623</text:p>
          </table:table-cell>
          <table:table-cell office:value-type="float" office:value="10.67483055" calcext:value-type="float">
            <text:p>10.67483055</text:p>
          </table:table-cell>
          <table:table-cell office:value-type="float" office:value="90.393" calcext:value-type="float">
            <text:p>90.39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3: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9.660424721" calcext:value-type="float">
            <text:p>59.660424721</text:p>
          </table:table-cell>
          <table:table-cell office:value-type="float" office:value="10.674816992" calcext:value-type="float">
            <text:p>10.674816992</text:p>
          </table:table-cell>
          <table:table-cell office:value-type="float" office:value="90.291" calcext:value-type="float">
            <text:p>90.29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4: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.660418062" calcext:value-type="float">
            <text:p>59.660418062</text:p>
          </table:table-cell>
          <table:table-cell office:value-type="float" office:value="10.674799781" calcext:value-type="float">
            <text:p>10.674799781</text:p>
          </table:table-cell>
          <table:table-cell office:value-type="float" office:value="90.143" calcext:value-type="float">
            <text:p>90.14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4: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9.660412093" calcext:value-type="float">
            <text:p>59.660412093</text:p>
          </table:table-cell>
          <table:table-cell office:value-type="float" office:value="10.674784768" calcext:value-type="float">
            <text:p>10.674784768</text:p>
          </table:table-cell>
          <table:table-cell office:value-type="float" office:value="90.008" calcext:value-type="float">
            <text:p>90.00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4: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.660405478" calcext:value-type="float">
            <text:p>59.660405478</text:p>
          </table:table-cell>
          <table:table-cell office:value-type="float" office:value="10.674769127" calcext:value-type="float">
            <text:p>10.674769127</text:p>
          </table:table-cell>
          <table:table-cell office:value-type="float" office:value="89.884" calcext:value-type="float">
            <text:p>89.88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5:0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9.660399441" calcext:value-type="float">
            <text:p>59.660399441</text:p>
          </table:table-cell>
          <table:table-cell office:value-type="float" office:value="10.67475367" calcext:value-type="float">
            <text:p>10.67475367</text:p>
          </table:table-cell>
          <table:table-cell office:value-type="float" office:value="89.741" calcext:value-type="float">
            <text:p>89.74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5: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9.660391747" calcext:value-type="float">
            <text:p>59.660391747</text:p>
          </table:table-cell>
          <table:table-cell office:value-type="float" office:value="10.674733558" calcext:value-type="float">
            <text:p>10.674733558</text:p>
          </table:table-cell>
          <table:table-cell office:value-type="float" office:value="89.589" calcext:value-type="float">
            <text:p>89.58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5: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9.660387084" calcext:value-type="float">
            <text:p>59.660387084</text:p>
          </table:table-cell>
          <table:table-cell office:value-type="float" office:value="10.674720779" calcext:value-type="float">
            <text:p>10.674720779</text:p>
          </table:table-cell>
          <table:table-cell office:value-type="float" office:value="89.498" calcext:value-type="float">
            <text:p>89.49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6: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9.660380172" calcext:value-type="float">
            <text:p>59.660380172</text:p>
          </table:table-cell>
          <table:table-cell office:value-type="float" office:value="10.674704684" calcext:value-type="float">
            <text:p>10.674704684</text:p>
          </table:table-cell>
          <table:table-cell office:value-type="float" office:value="89.387" calcext:value-type="float">
            <text:p>89.38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7:0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9.660374518" calcext:value-type="float">
            <text:p>59.660374518</text:p>
          </table:table-cell>
          <table:table-cell office:value-type="float" office:value="10.674690501" calcext:value-type="float">
            <text:p>10.674690501</text:p>
          </table:table-cell>
          <table:table-cell office:value-type="float" office:value="89.308" calcext:value-type="float">
            <text:p>89.30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7: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9.660368213" calcext:value-type="float">
            <text:p>59.660368213</text:p>
          </table:table-cell>
          <table:table-cell office:value-type="float" office:value="10.674675522" calcext:value-type="float">
            <text:p>10.674675522</text:p>
          </table:table-cell>
          <table:table-cell office:value-type="float" office:value="89.222" calcext:value-type="float">
            <text:p>89.22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7: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9.660362176" calcext:value-type="float">
            <text:p>59.660362176</text:p>
          </table:table-cell>
          <table:table-cell office:value-type="float" office:value="10.674660697" calcext:value-type="float">
            <text:p>10.674660697</text:p>
          </table:table-cell>
          <table:table-cell office:value-type="float" office:value="89.119" calcext:value-type="float">
            <text:p>89.11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8: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.660355951" calcext:value-type="float">
            <text:p>59.660355951</text:p>
          </table:table-cell>
          <table:table-cell office:value-type="float" office:value="10.674644812" calcext:value-type="float">
            <text:p>10.674644812</text:p>
          </table:table-cell>
          <table:table-cell office:value-type="float" office:value="89.026" calcext:value-type="float">
            <text:p>89.02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8: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9.660350057" calcext:value-type="float">
            <text:p>59.660350057</text:p>
          </table:table-cell>
          <table:table-cell office:value-type="float" office:value="10.674629734" calcext:value-type="float">
            <text:p>10.674629734</text:p>
          </table:table-cell>
          <table:table-cell office:value-type="float" office:value="88.979" calcext:value-type="float">
            <text:p>88.97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8:4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9.66034436" calcext:value-type="float">
            <text:p>59.66034436</text:p>
          </table:table-cell>
          <table:table-cell office:value-type="float" office:value="10.674618246" calcext:value-type="float">
            <text:p>10.674618246</text:p>
          </table:table-cell>
          <table:table-cell office:value-type="float" office:value="88.927" calcext:value-type="float">
            <text:p>88.9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08: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.660154125" calcext:value-type="float">
            <text:p>59.660154125</text:p>
          </table:table-cell>
          <table:table-cell office:value-type="float" office:value="10.675699146" calcext:value-type="float">
            <text:p>10.675699146</text:p>
          </table:table-cell>
          <table:table-cell office:value-type="float" office:value="91.646" calcext:value-type="float">
            <text:p>91.64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1: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.660160866" calcext:value-type="float">
            <text:p>59.660160866</text:p>
          </table:table-cell>
          <table:table-cell office:value-type="float" office:value="10.675715357" calcext:value-type="float">
            <text:p>10.675715357</text:p>
          </table:table-cell>
          <table:table-cell office:value-type="float" office:value="91.753" calcext:value-type="float">
            <text:p>91.75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1: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.660167814" calcext:value-type="float">
            <text:p>59.660167814</text:p>
          </table:table-cell>
          <table:table-cell office:value-type="float" office:value="10.675732021" calcext:value-type="float">
            <text:p>10.675732021</text:p>
          </table:table-cell>
          <table:table-cell office:value-type="float" office:value="91.896" calcext:value-type="float">
            <text:p>91.89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1:5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.660174481" calcext:value-type="float">
            <text:p>59.660174481</text:p>
          </table:table-cell>
          <table:table-cell office:value-type="float" office:value="10.67574864" calcext:value-type="float">
            <text:p>10.67574864</text:p>
          </table:table-cell>
          <table:table-cell office:value-type="float" office:value="92.006" calcext:value-type="float">
            <text:p>92.0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2: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9.6601799" calcext:value-type="float">
            <text:p>59.6601799</text:p>
          </table:table-cell>
          <table:table-cell office:value-type="float" office:value="10.675761417" calcext:value-type="float">
            <text:p>10.675761417</text:p>
          </table:table-cell>
          <table:table-cell office:value-type="float" office:value="92.08" calcext:value-type="float">
            <text:p>92.0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2: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9.660186754" calcext:value-type="float">
            <text:p>59.660186754</text:p>
          </table:table-cell>
          <table:table-cell office:value-type="float" office:value="10.675778435" calcext:value-type="float">
            <text:p>10.675778435</text:p>
          </table:table-cell>
          <table:table-cell office:value-type="float" office:value="92.17" calcext:value-type="float">
            <text:p>92.1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2:4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9.660193268" calcext:value-type="float">
            <text:p>59.660193268</text:p>
          </table:table-cell>
          <table:table-cell office:value-type="float" office:value="10.675793509" calcext:value-type="float">
            <text:p>10.675793509</text:p>
          </table:table-cell>
          <table:table-cell office:value-type="float" office:value="92.254" calcext:value-type="float">
            <text:p>92.25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3: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9.66020004" calcext:value-type="float">
            <text:p>59.66020004</text:p>
          </table:table-cell>
          <table:table-cell office:value-type="float" office:value="10.675809168" calcext:value-type="float">
            <text:p>10.675809168</text:p>
          </table:table-cell>
          <table:table-cell office:value-type="float" office:value="92.315" calcext:value-type="float">
            <text:p>92.31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3: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9.660206369" calcext:value-type="float">
            <text:p>59.660206369</text:p>
          </table:table-cell>
          <table:table-cell office:value-type="float" office:value="10.67582464" calcext:value-type="float">
            <text:p>10.67582464</text:p>
          </table:table-cell>
          <table:table-cell office:value-type="float" office:value="92.397" calcext:value-type="float">
            <text:p>92.39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3:4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9.66021209" calcext:value-type="float">
            <text:p>59.66021209</text:p>
          </table:table-cell>
          <table:table-cell office:value-type="float" office:value="10.6758377" calcext:value-type="float">
            <text:p>10.6758377</text:p>
          </table:table-cell>
          <table:table-cell office:value-type="float" office:value="92.473" calcext:value-type="float">
            <text:p>92.47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4:0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9.660217838" calcext:value-type="float">
            <text:p>59.660217838</text:p>
          </table:table-cell>
          <table:table-cell office:value-type="float" office:value="10.675851829" calcext:value-type="float">
            <text:p>10.675851829</text:p>
          </table:table-cell>
          <table:table-cell office:value-type="float" office:value="92.507" calcext:value-type="float">
            <text:p>92.50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4: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9.660224333" calcext:value-type="float">
            <text:p>59.660224333</text:p>
          </table:table-cell>
          <table:table-cell office:value-type="float" office:value="10.67586693" calcext:value-type="float">
            <text:p>10.67586693</text:p>
          </table:table-cell>
          <table:table-cell office:value-type="float" office:value="92.563" calcext:value-type="float">
            <text:p>92.56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4: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9.660230154" calcext:value-type="float">
            <text:p>59.660230154</text:p>
          </table:table-cell>
          <table:table-cell office:value-type="float" office:value="10.675881262" calcext:value-type="float">
            <text:p>10.675881262</text:p>
          </table:table-cell>
          <table:table-cell office:value-type="float" office:value="92.598" calcext:value-type="float">
            <text:p>92.59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4:5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9.660236085" calcext:value-type="float">
            <text:p>59.660236085</text:p>
          </table:table-cell>
          <table:table-cell office:value-type="float" office:value="10.675895534" calcext:value-type="float">
            <text:p>10.675895534</text:p>
          </table:table-cell>
          <table:table-cell office:value-type="float" office:value="92.622" calcext:value-type="float">
            <text:p>92.62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5: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9.660241363" calcext:value-type="float">
            <text:p>59.660241363</text:p>
          </table:table-cell>
          <table:table-cell office:value-type="float" office:value="10.675908927" calcext:value-type="float">
            <text:p>10.675908927</text:p>
          </table:table-cell>
          <table:table-cell office:value-type="float" office:value="92.636" calcext:value-type="float">
            <text:p>92.63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5: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9.660247623" calcext:value-type="float">
            <text:p>59.660247623</text:p>
          </table:table-cell>
          <table:table-cell office:value-type="float" office:value="10.675924526" calcext:value-type="float">
            <text:p>10.675924526</text:p>
          </table:table-cell>
          <table:table-cell office:value-type="float" office:value="92.664" calcext:value-type="float">
            <text:p>92.66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5: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9.660253751" calcext:value-type="float">
            <text:p>59.660253751</text:p>
          </table:table-cell>
          <table:table-cell office:value-type="float" office:value="10.675938787" calcext:value-type="float">
            <text:p>10.675938787</text:p>
          </table:table-cell>
          <table:table-cell office:value-type="float" office:value="92.694" calcext:value-type="float">
            <text:p>92.69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6: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9.660258966" calcext:value-type="float">
            <text:p>59.660258966</text:p>
          </table:table-cell>
          <table:table-cell office:value-type="float" office:value="10.675950864" calcext:value-type="float">
            <text:p>10.675950864</text:p>
          </table:table-cell>
          <table:table-cell office:value-type="float" office:value="92.704" calcext:value-type="float">
            <text:p>92.70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6: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9.660263998" calcext:value-type="float">
            <text:p>59.660263998</text:p>
          </table:table-cell>
          <table:table-cell office:value-type="float" office:value="10.675963546" calcext:value-type="float">
            <text:p>10.675963546</text:p>
          </table:table-cell>
          <table:table-cell office:value-type="float" office:value="92.708" calcext:value-type="float">
            <text:p>92.70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6:3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9.660269466" calcext:value-type="float">
            <text:p>59.660269466</text:p>
          </table:table-cell>
          <table:table-cell office:value-type="float" office:value="10.675978229" calcext:value-type="float">
            <text:p>10.675978229</text:p>
          </table:table-cell>
          <table:table-cell office:value-type="float" office:value="92.693" calcext:value-type="float">
            <text:p>92.69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6: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9.660274848" calcext:value-type="float">
            <text:p>59.660274848</text:p>
          </table:table-cell>
          <table:table-cell office:value-type="float" office:value="10.675991023" calcext:value-type="float">
            <text:p>10.675991023</text:p>
          </table:table-cell>
          <table:table-cell office:value-type="float" office:value="92.719" calcext:value-type="float">
            <text:p>92.71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7: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9.660280481" calcext:value-type="float">
            <text:p>59.660280481</text:p>
          </table:table-cell>
          <table:table-cell office:value-type="float" office:value="10.676005645" calcext:value-type="float">
            <text:p>10.676005645</text:p>
          </table:table-cell>
          <table:table-cell office:value-type="float" office:value="92.71" calcext:value-type="float">
            <text:p>92.7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7: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9.660286256" calcext:value-type="float">
            <text:p>59.660286256</text:p>
          </table:table-cell>
          <table:table-cell office:value-type="float" office:value="10.676020583" calcext:value-type="float">
            <text:p>10.676020583</text:p>
          </table:table-cell>
          <table:table-cell office:value-type="float" office:value="92.684" calcext:value-type="float">
            <text:p>92.68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7: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9.660292283" calcext:value-type="float">
            <text:p>59.660292283</text:p>
          </table:table-cell>
          <table:table-cell office:value-type="float" office:value="10.676036049" calcext:value-type="float">
            <text:p>10.676036049</text:p>
          </table:table-cell>
          <table:table-cell office:value-type="float" office:value="92.69" calcext:value-type="float">
            <text:p>92.6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8:0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.660298079" calcext:value-type="float">
            <text:p>59.660298079</text:p>
          </table:table-cell>
          <table:table-cell office:value-type="float" office:value="10.676050654" calcext:value-type="float">
            <text:p>10.676050654</text:p>
          </table:table-cell>
          <table:table-cell office:value-type="float" office:value="92.688" calcext:value-type="float">
            <text:p>92.68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8: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9.660303482" calcext:value-type="float">
            <text:p>59.660303482</text:p>
          </table:table-cell>
          <table:table-cell office:value-type="float" office:value="10.676064435" calcext:value-type="float">
            <text:p>10.676064435</text:p>
          </table:table-cell>
          <table:table-cell office:value-type="float" office:value="92.686" calcext:value-type="float">
            <text:p>92.68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8: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9.660308963" calcext:value-type="float">
            <text:p>59.660308963</text:p>
          </table:table-cell>
          <table:table-cell office:value-type="float" office:value="10.676079066" calcext:value-type="float">
            <text:p>10.676079066</text:p>
          </table:table-cell>
          <table:table-cell office:value-type="float" office:value="92.666" calcext:value-type="float">
            <text:p>92.66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8: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9.660315901" calcext:value-type="float">
            <text:p>59.660315901</text:p>
          </table:table-cell>
          <table:table-cell office:value-type="float" office:value="10.676097375" calcext:value-type="float">
            <text:p>10.676097375</text:p>
          </table:table-cell>
          <table:table-cell office:value-type="float" office:value="92.629" calcext:value-type="float">
            <text:p>92.62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9: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9.660321241" calcext:value-type="float">
            <text:p>59.660321241</text:p>
          </table:table-cell>
          <table:table-cell office:value-type="float" office:value="10.676111192" calcext:value-type="float">
            <text:p>10.676111192</text:p>
          </table:table-cell>
          <table:table-cell office:value-type="float" office:value="92.618" calcext:value-type="float">
            <text:p>92.61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9: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9.660326912" calcext:value-type="float">
            <text:p>59.660326912</text:p>
          </table:table-cell>
          <table:table-cell office:value-type="float" office:value="10.67612546" calcext:value-type="float">
            <text:p>10.67612546</text:p>
          </table:table-cell>
          <table:table-cell office:value-type="float" office:value="92.58" calcext:value-type="float">
            <text:p>92.5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19:4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9.660332135" calcext:value-type="float">
            <text:p>59.660332135</text:p>
          </table:table-cell>
          <table:table-cell office:value-type="float" office:value="10.676138819" calcext:value-type="float">
            <text:p>10.676138819</text:p>
          </table:table-cell>
          <table:table-cell office:value-type="float" office:value="92.574" calcext:value-type="float">
            <text:p>92.57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0: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9.660337071" calcext:value-type="float">
            <text:p>59.660337071</text:p>
          </table:table-cell>
          <table:table-cell office:value-type="float" office:value="10.676152204" calcext:value-type="float">
            <text:p>10.676152204</text:p>
          </table:table-cell>
          <table:table-cell office:value-type="float" office:value="92.53" calcext:value-type="float">
            <text:p>92.5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0: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9.660341897" calcext:value-type="float">
            <text:p>59.660341897</text:p>
          </table:table-cell>
          <table:table-cell office:value-type="float" office:value="10.676164373" calcext:value-type="float">
            <text:p>10.676164373</text:p>
          </table:table-cell>
          <table:table-cell office:value-type="float" office:value="92.528" calcext:value-type="float">
            <text:p>92.52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0: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9.660348061" calcext:value-type="float">
            <text:p>59.660348061</text:p>
          </table:table-cell>
          <table:table-cell office:value-type="float" office:value="10.676180212" calcext:value-type="float">
            <text:p>10.676180212</text:p>
          </table:table-cell>
          <table:table-cell office:value-type="float" office:value="92.495" calcext:value-type="float">
            <text:p>92.49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0: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9.660352862" calcext:value-type="float">
            <text:p>59.660352862</text:p>
          </table:table-cell>
          <table:table-cell office:value-type="float" office:value="10.676192728" calcext:value-type="float">
            <text:p>10.676192728</text:p>
          </table:table-cell>
          <table:table-cell office:value-type="float" office:value="92.498" calcext:value-type="float">
            <text:p>92.49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1: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9.6603579" calcext:value-type="float">
            <text:p>59.6603579</text:p>
          </table:table-cell>
          <table:table-cell office:value-type="float" office:value="10.676207584" calcext:value-type="float">
            <text:p>10.676207584</text:p>
          </table:table-cell>
          <table:table-cell office:value-type="float" office:value="92.453" calcext:value-type="float">
            <text:p>92.45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1: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9.660362706" calcext:value-type="float">
            <text:p>59.660362706</text:p>
          </table:table-cell>
          <table:table-cell office:value-type="float" office:value="10.676220233" calcext:value-type="float">
            <text:p>10.676220233</text:p>
          </table:table-cell>
          <table:table-cell office:value-type="float" office:value="92.432" calcext:value-type="float">
            <text:p>92.43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1:4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.660367757" calcext:value-type="float">
            <text:p>59.660367757</text:p>
          </table:table-cell>
          <table:table-cell office:value-type="float" office:value="10.67623288" calcext:value-type="float">
            <text:p>10.67623288</text:p>
          </table:table-cell>
          <table:table-cell office:value-type="float" office:value="92.403" calcext:value-type="float">
            <text:p>92.40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2: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9.660372467" calcext:value-type="float">
            <text:p>59.660372467</text:p>
          </table:table-cell>
          <table:table-cell office:value-type="float" office:value="10.67624556" calcext:value-type="float">
            <text:p>10.67624556</text:p>
          </table:table-cell>
          <table:table-cell office:value-type="float" office:value="92.376" calcext:value-type="float">
            <text:p>92.37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2:3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9.66037788" calcext:value-type="float">
            <text:p>59.66037788</text:p>
          </table:table-cell>
          <table:table-cell office:value-type="float" office:value="10.676260222" calcext:value-type="float">
            <text:p>10.676260222</text:p>
          </table:table-cell>
          <table:table-cell office:value-type="float" office:value="92.358" calcext:value-type="float">
            <text:p>92.35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2: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9.660383158" calcext:value-type="float">
            <text:p>59.660383158</text:p>
          </table:table-cell>
          <table:table-cell office:value-type="float" office:value="10.67627425" calcext:value-type="float">
            <text:p>10.67627425</text:p>
          </table:table-cell>
          <table:table-cell office:value-type="float" office:value="92.319" calcext:value-type="float">
            <text:p>92.31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3: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9.66038872" calcext:value-type="float">
            <text:p>59.66038872</text:p>
          </table:table-cell>
          <table:table-cell office:value-type="float" office:value="10.676289149" calcext:value-type="float">
            <text:p>10.676289149</text:p>
          </table:table-cell>
          <table:table-cell office:value-type="float" office:value="92.29" calcext:value-type="float">
            <text:p>92.2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3: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9.660394296" calcext:value-type="float">
            <text:p>59.660394296</text:p>
          </table:table-cell>
          <table:table-cell office:value-type="float" office:value="10.676304872" calcext:value-type="float">
            <text:p>10.676304872</text:p>
          </table:table-cell>
          <table:table-cell office:value-type="float" office:value="92.256" calcext:value-type="float">
            <text:p>92.25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3:4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9.660399475" calcext:value-type="float">
            <text:p>59.660399475</text:p>
          </table:table-cell>
          <table:table-cell office:value-type="float" office:value="10.676317916" calcext:value-type="float">
            <text:p>10.676317916</text:p>
          </table:table-cell>
          <table:table-cell office:value-type="float" office:value="92.237" calcext:value-type="float">
            <text:p>92.23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3:5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9.660405199" calcext:value-type="float">
            <text:p>59.660405199</text:p>
          </table:table-cell>
          <table:table-cell office:value-type="float" office:value="10.676332568" calcext:value-type="float">
            <text:p>10.676332568</text:p>
          </table:table-cell>
          <table:table-cell office:value-type="float" office:value="92.267" calcext:value-type="float">
            <text:p>92.26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4: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9.660411128" calcext:value-type="float">
            <text:p>59.660411128</text:p>
          </table:table-cell>
          <table:table-cell office:value-type="float" office:value="10.676348261" calcext:value-type="float">
            <text:p>10.676348261</text:p>
          </table:table-cell>
          <table:table-cell office:value-type="float" office:value="92.225" calcext:value-type="float">
            <text:p>92.22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4:3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9.660415432" calcext:value-type="float">
            <text:p>59.660415432</text:p>
          </table:table-cell>
          <table:table-cell office:value-type="float" office:value="10.676360369" calcext:value-type="float">
            <text:p>10.676360369</text:p>
          </table:table-cell>
          <table:table-cell office:value-type="float" office:value="92.209" calcext:value-type="float">
            <text:p>92.20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4: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9.660421099" calcext:value-type="float">
            <text:p>59.660421099</text:p>
          </table:table-cell>
          <table:table-cell office:value-type="float" office:value="10.676374894" calcext:value-type="float">
            <text:p>10.676374894</text:p>
          </table:table-cell>
          <table:table-cell office:value-type="float" office:value="92.207" calcext:value-type="float">
            <text:p>92.20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5:0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9.660425839" calcext:value-type="float">
            <text:p>59.660425839</text:p>
          </table:table-cell>
          <table:table-cell office:value-type="float" office:value="10.676387047" calcext:value-type="float">
            <text:p>10.676387047</text:p>
          </table:table-cell>
          <table:table-cell office:value-type="float" office:value="92.211" calcext:value-type="float">
            <text:p>92.21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5: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9.660430966" calcext:value-type="float">
            <text:p>59.660430966</text:p>
          </table:table-cell>
          <table:table-cell office:value-type="float" office:value="10.676400862" calcext:value-type="float">
            <text:p>10.676400862</text:p>
          </table:table-cell>
          <table:table-cell office:value-type="float" office:value="92.176" calcext:value-type="float">
            <text:p>92.17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5: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9.660435861" calcext:value-type="float">
            <text:p>59.660435861</text:p>
          </table:table-cell>
          <table:table-cell office:value-type="float" office:value="10.676413611" calcext:value-type="float">
            <text:p>10.676413611</text:p>
          </table:table-cell>
          <table:table-cell office:value-type="float" office:value="92.172" calcext:value-type="float">
            <text:p>92.17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5: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9.66044087" calcext:value-type="float">
            <text:p>59.66044087</text:p>
          </table:table-cell>
          <table:table-cell office:value-type="float" office:value="10.676426675" calcext:value-type="float">
            <text:p>10.676426675</text:p>
          </table:table-cell>
          <table:table-cell office:value-type="float" office:value="92.17" calcext:value-type="float">
            <text:p>92.1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6: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9.660445572" calcext:value-type="float">
            <text:p>59.660445572</text:p>
          </table:table-cell>
          <table:table-cell office:value-type="float" office:value="10.676438815" calcext:value-type="float">
            <text:p>10.676438815</text:p>
          </table:table-cell>
          <table:table-cell office:value-type="float" office:value="92.188" calcext:value-type="float">
            <text:p>92.18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6:2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9.660451044" calcext:value-type="float">
            <text:p>59.660451044</text:p>
          </table:table-cell>
          <table:table-cell office:value-type="float" office:value="10.676453605" calcext:value-type="float">
            <text:p>10.676453605</text:p>
          </table:table-cell>
          <table:table-cell office:value-type="float" office:value="92.174" calcext:value-type="float">
            <text:p>92.17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6: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9.660455769" calcext:value-type="float">
            <text:p>59.660455769</text:p>
          </table:table-cell>
          <table:table-cell office:value-type="float" office:value="10.676467315" calcext:value-type="float">
            <text:p>10.676467315</text:p>
          </table:table-cell>
          <table:table-cell office:value-type="float" office:value="92.167" calcext:value-type="float">
            <text:p>92.16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7: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9.660460545" calcext:value-type="float">
            <text:p>59.660460545</text:p>
          </table:table-cell>
          <table:table-cell office:value-type="float" office:value="10.67647924" calcext:value-type="float">
            <text:p>10.67647924</text:p>
          </table:table-cell>
          <table:table-cell office:value-type="float" office:value="92.187" calcext:value-type="float">
            <text:p>92.18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7: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9.660465193" calcext:value-type="float">
            <text:p>59.660465193</text:p>
          </table:table-cell>
          <table:table-cell office:value-type="float" office:value="10.676492548" calcext:value-type="float">
            <text:p>10.676492548</text:p>
          </table:table-cell>
          <table:table-cell office:value-type="float" office:value="92.154" calcext:value-type="float">
            <text:p>92.15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7:3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9.660471538" calcext:value-type="float">
            <text:p>59.660471538</text:p>
          </table:table-cell>
          <table:table-cell office:value-type="float" office:value="10.676507117" calcext:value-type="float">
            <text:p>10.676507117</text:p>
          </table:table-cell>
          <table:table-cell office:value-type="float" office:value="92.197" calcext:value-type="float">
            <text:p>92.19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7:5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9.66047837" calcext:value-type="float">
            <text:p>59.66047837</text:p>
          </table:table-cell>
          <table:table-cell office:value-type="float" office:value="10.67652477" calcext:value-type="float">
            <text:p>10.67652477</text:p>
          </table:table-cell>
          <table:table-cell office:value-type="float" office:value="92.237" calcext:value-type="float">
            <text:p>92.23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8:0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9.660483381" calcext:value-type="float">
            <text:p>59.660483381</text:p>
          </table:table-cell>
          <table:table-cell office:value-type="float" office:value="10.676537041" calcext:value-type="float">
            <text:p>10.676537041</text:p>
          </table:table-cell>
          <table:table-cell office:value-type="float" office:value="92.214" calcext:value-type="float">
            <text:p>92.21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8: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9.660489078" calcext:value-type="float">
            <text:p>59.660489078</text:p>
          </table:table-cell>
          <table:table-cell office:value-type="float" office:value="10.676551108" calcext:value-type="float">
            <text:p>10.676551108</text:p>
          </table:table-cell>
          <table:table-cell office:value-type="float" office:value="92.232" calcext:value-type="float">
            <text:p>92.23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8:4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9.660494446" calcext:value-type="float">
            <text:p>59.660494446</text:p>
          </table:table-cell>
          <table:table-cell office:value-type="float" office:value="10.676564121" calcext:value-type="float">
            <text:p>10.676564121</text:p>
          </table:table-cell>
          <table:table-cell office:value-type="float" office:value="92.262" calcext:value-type="float">
            <text:p>92.26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8:5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9.66050017" calcext:value-type="float">
            <text:p>59.66050017</text:p>
          </table:table-cell>
          <table:table-cell office:value-type="float" office:value="10.676579861" calcext:value-type="float">
            <text:p>10.676579861</text:p>
          </table:table-cell>
          <table:table-cell office:value-type="float" office:value="92.244" calcext:value-type="float">
            <text:p>92.24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9: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9.660505635" calcext:value-type="float">
            <text:p>59.660505635</text:p>
          </table:table-cell>
          <table:table-cell office:value-type="float" office:value="10.676592944" calcext:value-type="float">
            <text:p>10.676592944</text:p>
          </table:table-cell>
          <table:table-cell office:value-type="float" office:value="92.281" calcext:value-type="float">
            <text:p>92.28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9: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9.660511277" calcext:value-type="float">
            <text:p>59.660511277</text:p>
          </table:table-cell>
          <table:table-cell office:value-type="float" office:value="10.676608168" calcext:value-type="float">
            <text:p>10.676608168</text:p>
          </table:table-cell>
          <table:table-cell office:value-type="float" office:value="92.287" calcext:value-type="float">
            <text:p>92.28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9:4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9.660517555" calcext:value-type="float">
            <text:p>59.660517555</text:p>
          </table:table-cell>
          <table:table-cell office:value-type="float" office:value="10.676623887" calcext:value-type="float">
            <text:p>10.676623887</text:p>
          </table:table-cell>
          <table:table-cell office:value-type="float" office:value="92.32" calcext:value-type="float">
            <text:p>92.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29:5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9.660523539" calcext:value-type="float">
            <text:p>59.660523539</text:p>
          </table:table-cell>
          <table:table-cell office:value-type="float" office:value="10.67663901" calcext:value-type="float">
            <text:p>10.67663901</text:p>
          </table:table-cell>
          <table:table-cell office:value-type="float" office:value="92.332" calcext:value-type="float">
            <text:p>92.3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0: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9.660531277" calcext:value-type="float">
            <text:p>59.660531277</text:p>
          </table:table-cell>
          <table:table-cell office:value-type="float" office:value="10.676658045" calcext:value-type="float">
            <text:p>10.676658045</text:p>
          </table:table-cell>
          <table:table-cell office:value-type="float" office:value="92.312" calcext:value-type="float">
            <text:p>92.31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0: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9.660538624" calcext:value-type="float">
            <text:p>59.660538624</text:p>
          </table:table-cell>
          <table:table-cell office:value-type="float" office:value="10.676677963" calcext:value-type="float">
            <text:p>10.676677963</text:p>
          </table:table-cell>
          <table:table-cell office:value-type="float" office:value="92.306" calcext:value-type="float">
            <text:p>92.3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0:4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9.660544823" calcext:value-type="float">
            <text:p>59.660544823</text:p>
          </table:table-cell>
          <table:table-cell office:value-type="float" office:value="10.676694823" calcext:value-type="float">
            <text:p>10.676694823</text:p>
          </table:table-cell>
          <table:table-cell office:value-type="float" office:value="92.27" calcext:value-type="float">
            <text:p>92.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0:5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9.660550356" calcext:value-type="float">
            <text:p>59.660550356</text:p>
          </table:table-cell>
          <table:table-cell office:value-type="float" office:value="10.676708419" calcext:value-type="float">
            <text:p>10.676708419</text:p>
          </table:table-cell>
          <table:table-cell office:value-type="float" office:value="92.235" calcext:value-type="float">
            <text:p>92.23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1: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9.660556138" calcext:value-type="float">
            <text:p>59.660556138</text:p>
          </table:table-cell>
          <table:table-cell office:value-type="float" office:value="10.676721981" calcext:value-type="float">
            <text:p>10.676721981</text:p>
          </table:table-cell>
          <table:table-cell office:value-type="float" office:value="92.25" calcext:value-type="float">
            <text:p>92.2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1:4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9.660556476" calcext:value-type="float">
            <text:p>59.660556476</text:p>
          </table:table-cell>
          <table:table-cell office:value-type="float" office:value="10.676722929" calcext:value-type="float">
            <text:p>10.676722929</text:p>
          </table:table-cell>
          <table:table-cell office:value-type="float" office:value="92.256" calcext:value-type="float">
            <text:p>92.25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2: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9.660561938" calcext:value-type="float">
            <text:p>59.660561938</text:p>
          </table:table-cell>
          <table:table-cell office:value-type="float" office:value="10.676736755" calcext:value-type="float">
            <text:p>10.676736755</text:p>
          </table:table-cell>
          <table:table-cell office:value-type="float" office:value="92.271" calcext:value-type="float">
            <text:p>92.27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2: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9.660618491" calcext:value-type="float">
            <text:p>59.660618491</text:p>
          </table:table-cell>
          <table:table-cell office:value-type="float" office:value="10.676657176" calcext:value-type="float">
            <text:p>10.676657176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4:1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9.660623855" calcext:value-type="float">
            <text:p>59.660623855</text:p>
          </table:table-cell>
          <table:table-cell office:value-type="float" office:value="10.676672114" calcext:value-type="float">
            <text:p>10.676672114</text:p>
          </table:table-cell>
          <table:table-cell office:value-type="float" office:value="93.016" calcext:value-type="float">
            <text:p>93.01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5: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9.660629979" calcext:value-type="float">
            <text:p>59.660629979</text:p>
          </table:table-cell>
          <table:table-cell office:value-type="float" office:value="10.676688648" calcext:value-type="float">
            <text:p>10.676688648</text:p>
          </table:table-cell>
          <table:table-cell office:value-type="float" office:value="92.981" calcext:value-type="float">
            <text:p>92.98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5: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9.660637447" calcext:value-type="float">
            <text:p>59.660637447</text:p>
          </table:table-cell>
          <table:table-cell office:value-type="float" office:value="10.676707395" calcext:value-type="float">
            <text:p>10.676707395</text:p>
          </table:table-cell>
          <table:table-cell office:value-type="float" office:value="92.996" calcext:value-type="float">
            <text:p>92.99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5:3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9.66064396" calcext:value-type="float">
            <text:p>59.66064396</text:p>
          </table:table-cell>
          <table:table-cell office:value-type="float" office:value="10.676722735" calcext:value-type="float">
            <text:p>10.676722735</text:p>
          </table:table-cell>
          <table:table-cell office:value-type="float" office:value="92.947" calcext:value-type="float">
            <text:p>92.94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5:5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9.660650255" calcext:value-type="float">
            <text:p>59.660650255</text:p>
          </table:table-cell>
          <table:table-cell office:value-type="float" office:value="10.676740199" calcext:value-type="float">
            <text:p>10.676740199</text:p>
          </table:table-cell>
          <table:table-cell office:value-type="float" office:value="92.89" calcext:value-type="float">
            <text:p>92.8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6: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9.660655934" calcext:value-type="float">
            <text:p>59.660655934</text:p>
          </table:table-cell>
          <table:table-cell office:value-type="float" office:value="10.676755979" calcext:value-type="float">
            <text:p>10.676755979</text:p>
          </table:table-cell>
          <table:table-cell office:value-type="float" office:value="92.871" calcext:value-type="float">
            <text:p>92.87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6:3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9.66066364" calcext:value-type="float">
            <text:p>59.66066364</text:p>
          </table:table-cell>
          <table:table-cell office:value-type="float" office:value="10.676775384" calcext:value-type="float">
            <text:p>10.676775384</text:p>
          </table:table-cell>
          <table:table-cell office:value-type="float" office:value="92.862" calcext:value-type="float">
            <text:p>92.862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6:5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9.660671682" calcext:value-type="float">
            <text:p>59.660671682</text:p>
          </table:table-cell>
          <table:table-cell office:value-type="float" office:value="10.676795878" calcext:value-type="float">
            <text:p>10.676795878</text:p>
          </table:table-cell>
          <table:table-cell office:value-type="float" office:value="92.809" calcext:value-type="float">
            <text:p>92.80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7: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9.660678194" calcext:value-type="float">
            <text:p>59.660678194</text:p>
          </table:table-cell>
          <table:table-cell office:value-type="float" office:value="10.67681236" calcext:value-type="float">
            <text:p>10.67681236</text:p>
          </table:table-cell>
          <table:table-cell office:value-type="float" office:value="92.842" calcext:value-type="float">
            <text:p>92.84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7: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9.660684007" calcext:value-type="float">
            <text:p>59.660684007</text:p>
          </table:table-cell>
          <table:table-cell office:value-type="float" office:value="10.676827085" calcext:value-type="float">
            <text:p>10.676827085</text:p>
          </table:table-cell>
          <table:table-cell office:value-type="float" office:value="92.772" calcext:value-type="float">
            <text:p>92.77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7:4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9.660690824" calcext:value-type="float">
            <text:p>59.660690824</text:p>
          </table:table-cell>
          <table:table-cell office:value-type="float" office:value="10.676844029" calcext:value-type="float">
            <text:p>10.676844029</text:p>
          </table:table-cell>
          <table:table-cell office:value-type="float" office:value="92.764" calcext:value-type="float">
            <text:p>92.76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7:5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9.660697634" calcext:value-type="float">
            <text:p>59.660697634</text:p>
          </table:table-cell>
          <table:table-cell office:value-type="float" office:value="10.676862009" calcext:value-type="float">
            <text:p>10.676862009</text:p>
          </table:table-cell>
          <table:table-cell office:value-type="float" office:value="92.762" calcext:value-type="float">
            <text:p>92.76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8:1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9.660704131" calcext:value-type="float">
            <text:p>59.660704131</text:p>
          </table:table-cell>
          <table:table-cell office:value-type="float" office:value="10.676878205" calcext:value-type="float">
            <text:p>10.676878205</text:p>
          </table:table-cell>
          <table:table-cell office:value-type="float" office:value="92.754" calcext:value-type="float">
            <text:p>92.75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8:3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9.660709969" calcext:value-type="float">
            <text:p>59.660709969</text:p>
          </table:table-cell>
          <table:table-cell office:value-type="float" office:value="10.6768926" calcext:value-type="float">
            <text:p>10.6768926</text:p>
          </table:table-cell>
          <table:table-cell office:value-type="float" office:value="92.731" calcext:value-type="float">
            <text:p>92.7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8:5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9.660716457" calcext:value-type="float">
            <text:p>59.660716457</text:p>
          </table:table-cell>
          <table:table-cell office:value-type="float" office:value="10.676910265" calcext:value-type="float">
            <text:p>10.676910265</text:p>
          </table:table-cell>
          <table:table-cell office:value-type="float" office:value="92.675" calcext:value-type="float">
            <text:p>92.67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9:0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9.66072442" calcext:value-type="float">
            <text:p>59.66072442</text:p>
          </table:table-cell>
          <table:table-cell office:value-type="float" office:value="10.676930888" calcext:value-type="float">
            <text:p>10.676930888</text:p>
          </table:table-cell>
          <table:table-cell office:value-type="float" office:value="92.651" calcext:value-type="float">
            <text:p>92.65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9:2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9.660731934" calcext:value-type="float">
            <text:p>59.660731934</text:p>
          </table:table-cell>
          <table:table-cell office:value-type="float" office:value="10.676952268" calcext:value-type="float">
            <text:p>10.676952268</text:p>
          </table:table-cell>
          <table:table-cell office:value-type="float" office:value="92.666" calcext:value-type="float">
            <text:p>92.66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39:4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9.660742662" calcext:value-type="float">
            <text:p>59.660742662</text:p>
          </table:table-cell>
          <table:table-cell office:value-type="float" office:value="10.676977944" calcext:value-type="float">
            <text:p>10.676977944</text:p>
          </table:table-cell>
          <table:table-cell office:value-type="float" office:value="92.678" calcext:value-type="float">
            <text:p>92.67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0: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9.660748157" calcext:value-type="float">
            <text:p>59.660748157</text:p>
          </table:table-cell>
          <table:table-cell office:value-type="float" office:value="10.67699331" calcext:value-type="float">
            <text:p>10.67699331</text:p>
          </table:table-cell>
          <table:table-cell office:value-type="float" office:value="92.695" calcext:value-type="float">
            <text:p>92.69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0: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9.660754946" calcext:value-type="float">
            <text:p>59.660754946</text:p>
          </table:table-cell>
          <table:table-cell office:value-type="float" office:value="10.677010155" calcext:value-type="float">
            <text:p>10.677010155</text:p>
          </table:table-cell>
          <table:table-cell office:value-type="float" office:value="92.727" calcext:value-type="float">
            <text:p>92.7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0:4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9.660763095" calcext:value-type="float">
            <text:p>59.660763095</text:p>
          </table:table-cell>
          <table:table-cell office:value-type="float" office:value="10.67703006" calcext:value-type="float">
            <text:p>10.67703006</text:p>
          </table:table-cell>
          <table:table-cell office:value-type="float" office:value="92.753" calcext:value-type="float">
            <text:p>92.75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1:0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9.660770553" calcext:value-type="float">
            <text:p>59.660770553</text:p>
          </table:table-cell>
          <table:table-cell office:value-type="float" office:value="10.677048416" calcext:value-type="float">
            <text:p>10.677048416</text:p>
          </table:table-cell>
          <table:table-cell office:value-type="float" office:value="92.749" calcext:value-type="float">
            <text:p>92.74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1: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9.660779723" calcext:value-type="float">
            <text:p>59.660779723</text:p>
          </table:table-cell>
          <table:table-cell office:value-type="float" office:value="10.677074085" calcext:value-type="float">
            <text:p>10.677074085</text:p>
          </table:table-cell>
          <table:table-cell office:value-type="float" office:value="92.784" calcext:value-type="float">
            <text:p>92.78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1: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9.66078829" calcext:value-type="float">
            <text:p>59.66078829</text:p>
          </table:table-cell>
          <table:table-cell office:value-type="float" office:value="10.677094093" calcext:value-type="float">
            <text:p>10.677094093</text:p>
          </table:table-cell>
          <table:table-cell office:value-type="float" office:value="92.803" calcext:value-type="float">
            <text:p>92.8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2: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9.660796065" calcext:value-type="float">
            <text:p>59.660796065</text:p>
          </table:table-cell>
          <table:table-cell office:value-type="float" office:value="10.677112331" calcext:value-type="float">
            <text:p>10.677112331</text:p>
          </table:table-cell>
          <table:table-cell office:value-type="float" office:value="92.836" calcext:value-type="float">
            <text:p>92.83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2: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9.66080413" calcext:value-type="float">
            <text:p>59.66080413</text:p>
          </table:table-cell>
          <table:table-cell office:value-type="float" office:value="10.677134213" calcext:value-type="float">
            <text:p>10.677134213</text:p>
          </table:table-cell>
          <table:table-cell office:value-type="float" office:value="92.874" calcext:value-type="float">
            <text:p>92.87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2: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9.660810542" calcext:value-type="float">
            <text:p>59.660810542</text:p>
          </table:table-cell>
          <table:table-cell office:value-type="float" office:value="10.677150095" calcext:value-type="float">
            <text:p>10.677150095</text:p>
          </table:table-cell>
          <table:table-cell office:value-type="float" office:value="92.916" calcext:value-type="float">
            <text:p>92.91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3: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9.660818156" calcext:value-type="float">
            <text:p>59.660818156</text:p>
          </table:table-cell>
          <table:table-cell office:value-type="float" office:value="10.677170131" calcext:value-type="float">
            <text:p>10.677170131</text:p>
          </table:table-cell>
          <table:table-cell office:value-type="float" office:value="92.967" calcext:value-type="float">
            <text:p>92.96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3: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9.660824967" calcext:value-type="float">
            <text:p>59.660824967</text:p>
          </table:table-cell>
          <table:table-cell office:value-type="float" office:value="10.677187715" calcext:value-type="float">
            <text:p>10.677187715</text:p>
          </table:table-cell>
          <table:table-cell office:value-type="float" office:value="93.017" calcext:value-type="float">
            <text:p>93.01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3:4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9.660831689" calcext:value-type="float">
            <text:p>59.660831689</text:p>
          </table:table-cell>
          <table:table-cell office:value-type="float" office:value="10.677206177" calcext:value-type="float">
            <text:p>10.677206177</text:p>
          </table:table-cell>
          <table:table-cell office:value-type="float" office:value="92.997" calcext:value-type="float">
            <text:p>92.9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3:5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9.66084145" calcext:value-type="float">
            <text:p>59.66084145</text:p>
          </table:table-cell>
          <table:table-cell office:value-type="float" office:value="10.677228341" calcext:value-type="float">
            <text:p>10.677228341</text:p>
          </table:table-cell>
          <table:table-cell office:value-type="float" office:value="93.072" calcext:value-type="float">
            <text:p>93.07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4: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9.660848584" calcext:value-type="float">
            <text:p>59.660848584</text:p>
          </table:table-cell>
          <table:table-cell office:value-type="float" office:value="10.67724525" calcext:value-type="float">
            <text:p>10.67724525</text:p>
          </table:table-cell>
          <table:table-cell office:value-type="float" office:value="93.115" calcext:value-type="float">
            <text:p>93.11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4: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9.660854427" calcext:value-type="float">
            <text:p>59.660854427</text:p>
          </table:table-cell>
          <table:table-cell office:value-type="float" office:value="10.677261349" calcext:value-type="float">
            <text:p>10.677261349</text:p>
          </table:table-cell>
          <table:table-cell office:value-type="float" office:value="93.165" calcext:value-type="float">
            <text:p>93.16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4:5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9.66086168" calcext:value-type="float">
            <text:p>59.66086168</text:p>
          </table:table-cell>
          <table:table-cell office:value-type="float" office:value="10.677279132" calcext:value-type="float">
            <text:p>10.677279132</text:p>
          </table:table-cell>
          <table:table-cell office:value-type="float" office:value="93.227" calcext:value-type="float">
            <text:p>93.2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5: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9.660867817" calcext:value-type="float">
            <text:p>59.660867817</text:p>
          </table:table-cell>
          <table:table-cell office:value-type="float" office:value="10.677295636" calcext:value-type="float">
            <text:p>10.677295636</text:p>
          </table:table-cell>
          <table:table-cell office:value-type="float" office:value="93.274" calcext:value-type="float">
            <text:p>93.27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5: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9.660876462" calcext:value-type="float">
            <text:p>59.660876462</text:p>
          </table:table-cell>
          <table:table-cell office:value-type="float" office:value="10.677315405" calcext:value-type="float">
            <text:p>10.677315405</text:p>
          </table:table-cell>
          <table:table-cell office:value-type="float" office:value="93.359" calcext:value-type="float">
            <text:p>93.3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5:4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9.660883819" calcext:value-type="float">
            <text:p>59.660883819</text:p>
          </table:table-cell>
          <table:table-cell office:value-type="float" office:value="10.677335068" calcext:value-type="float">
            <text:p>10.677335068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6: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9.660890526" calcext:value-type="float">
            <text:p>59.660890526</text:p>
          </table:table-cell>
          <table:table-cell office:value-type="float" office:value="10.677351541" calcext:value-type="float">
            <text:p>10.677351541</text:p>
          </table:table-cell>
          <table:table-cell office:value-type="float" office:value="93.531" calcext:value-type="float">
            <text:p>93.5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6:1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9.660897156" calcext:value-type="float">
            <text:p>59.660897156</text:p>
          </table:table-cell>
          <table:table-cell office:value-type="float" office:value="10.677367332" calcext:value-type="float">
            <text:p>10.677367332</text:p>
          </table:table-cell>
          <table:table-cell office:value-type="float" office:value="93.633" calcext:value-type="float">
            <text:p>93.63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6:4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9.660903888" calcext:value-type="float">
            <text:p>59.660903888</text:p>
          </table:table-cell>
          <table:table-cell office:value-type="float" office:value="10.677385711" calcext:value-type="float">
            <text:p>10.677385711</text:p>
          </table:table-cell>
          <table:table-cell office:value-type="float" office:value="93.751" calcext:value-type="float">
            <text:p>93.75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6:5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9.660910699" calcext:value-type="float">
            <text:p>59.660910699</text:p>
          </table:table-cell>
          <table:table-cell office:value-type="float" office:value="10.67740189" calcext:value-type="float">
            <text:p>10.67740189</text:p>
          </table:table-cell>
          <table:table-cell office:value-type="float" office:value="93.853" calcext:value-type="float">
            <text:p>93.85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7: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9.660916903" calcext:value-type="float">
            <text:p>59.660916903</text:p>
          </table:table-cell>
          <table:table-cell office:value-type="float" office:value="10.677417185" calcext:value-type="float">
            <text:p>10.677417185</text:p>
          </table:table-cell>
          <table:table-cell office:value-type="float" office:value="93.947" calcext:value-type="float">
            <text:p>93.94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7: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9.660924311" calcext:value-type="float">
            <text:p>59.660924311</text:p>
          </table:table-cell>
          <table:table-cell office:value-type="float" office:value="10.677434564" calcext:value-type="float">
            <text:p>10.677434564</text:p>
          </table:table-cell>
          <table:table-cell office:value-type="float" office:value="94.053" calcext:value-type="float">
            <text:p>94.05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7: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9.660931483" calcext:value-type="float">
            <text:p>59.660931483</text:p>
          </table:table-cell>
          <table:table-cell office:value-type="float" office:value="10.677451229" calcext:value-type="float">
            <text:p>10.677451229</text:p>
          </table:table-cell>
          <table:table-cell office:value-type="float" office:value="94.16" calcext:value-type="float">
            <text:p>94.1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8: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9.660936678" calcext:value-type="float">
            <text:p>59.660936678</text:p>
          </table:table-cell>
          <table:table-cell office:value-type="float" office:value="10.677465335" calcext:value-type="float">
            <text:p>10.677465335</text:p>
          </table:table-cell>
          <table:table-cell office:value-type="float" office:value="94.25" calcext:value-type="float">
            <text:p>94.2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8:3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9.660943776" calcext:value-type="float">
            <text:p>59.660943776</text:p>
          </table:table-cell>
          <table:table-cell office:value-type="float" office:value="10.677482529" calcext:value-type="float">
            <text:p>10.677482529</text:p>
          </table:table-cell>
          <table:table-cell office:value-type="float" office:value="94.394" calcext:value-type="float">
            <text:p>94.39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8: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9.660950996" calcext:value-type="float">
            <text:p>59.660950996</text:p>
          </table:table-cell>
          <table:table-cell office:value-type="float" office:value="10.677504003" calcext:value-type="float">
            <text:p>10.677504003</text:p>
          </table:table-cell>
          <table:table-cell office:value-type="float" office:value="94.522" calcext:value-type="float">
            <text:p>94.52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9: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9.660957129" calcext:value-type="float">
            <text:p>59.660957129</text:p>
          </table:table-cell>
          <table:table-cell office:value-type="float" office:value="10.677518121" calcext:value-type="float">
            <text:p>10.677518121</text:p>
          </table:table-cell>
          <table:table-cell office:value-type="float" office:value="94.615" calcext:value-type="float">
            <text:p>94.61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9:3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9.660961953" calcext:value-type="float">
            <text:p>59.660961953</text:p>
          </table:table-cell>
          <table:table-cell office:value-type="float" office:value="10.67753064" calcext:value-type="float">
            <text:p>10.67753064</text:p>
          </table:table-cell>
          <table:table-cell office:value-type="float" office:value="94.698" calcext:value-type="float">
            <text:p>94.69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49: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9.660968467" calcext:value-type="float">
            <text:p>59.660968467</text:p>
          </table:table-cell>
          <table:table-cell office:value-type="float" office:value="10.677545141" calcext:value-type="float">
            <text:p>10.677545141</text:p>
          </table:table-cell>
          <table:table-cell office:value-type="float" office:value="94.831" calcext:value-type="float">
            <text:p>94.8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0: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9.66097584" calcext:value-type="float">
            <text:p>59.66097584</text:p>
          </table:table-cell>
          <table:table-cell office:value-type="float" office:value="10.677562083" calcext:value-type="float">
            <text:p>10.677562083</text:p>
          </table:table-cell>
          <table:table-cell office:value-type="float" office:value="94.974" calcext:value-type="float">
            <text:p>94.97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0:3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9.660982707" calcext:value-type="float">
            <text:p>59.660982707</text:p>
          </table:table-cell>
          <table:table-cell office:value-type="float" office:value="10.677579062" calcext:value-type="float">
            <text:p>10.677579062</text:p>
          </table:table-cell>
          <table:table-cell office:value-type="float" office:value="95.132" calcext:value-type="float">
            <text:p>95.1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0:4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9.660988863" calcext:value-type="float">
            <text:p>59.660988863</text:p>
          </table:table-cell>
          <table:table-cell office:value-type="float" office:value="10.677594076" calcext:value-type="float">
            <text:p>10.677594076</text:p>
          </table:table-cell>
          <table:table-cell office:value-type="float" office:value="95.209" calcext:value-type="float">
            <text:p>95.20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1:0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9.660995985" calcext:value-type="float">
            <text:p>59.660995985</text:p>
          </table:table-cell>
          <table:table-cell office:value-type="float" office:value="10.677612663" calcext:value-type="float">
            <text:p>10.677612663</text:p>
          </table:table-cell>
          <table:table-cell office:value-type="float" office:value="95.348" calcext:value-type="float">
            <text:p>95.34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1: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.661003792" calcext:value-type="float">
            <text:p>59.661003792</text:p>
          </table:table-cell>
          <table:table-cell office:value-type="float" office:value="10.677631091" calcext:value-type="float">
            <text:p>10.677631091</text:p>
          </table:table-cell>
          <table:table-cell office:value-type="float" office:value="95.497" calcext:value-type="float">
            <text:p>95.4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1:4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9.661011228" calcext:value-type="float">
            <text:p>59.661011228</text:p>
          </table:table-cell>
          <table:table-cell office:value-type="float" office:value="10.677647596" calcext:value-type="float">
            <text:p>10.677647596</text:p>
          </table:table-cell>
          <table:table-cell office:value-type="float" office:value="95.649" calcext:value-type="float">
            <text:p>95.64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2:0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9.661017104" calcext:value-type="float">
            <text:p>59.661017104</text:p>
          </table:table-cell>
          <table:table-cell office:value-type="float" office:value="10.67766381" calcext:value-type="float">
            <text:p>10.67766381</text:p>
          </table:table-cell>
          <table:table-cell office:value-type="float" office:value="95.806" calcext:value-type="float">
            <text:p>95.8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2: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9.661023902" calcext:value-type="float">
            <text:p>59.661023902</text:p>
          </table:table-cell>
          <table:table-cell office:value-type="float" office:value="10.677678572" calcext:value-type="float">
            <text:p>10.677678572</text:p>
          </table:table-cell>
          <table:table-cell office:value-type="float" office:value="95.957" calcext:value-type="float">
            <text:p>95.95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2:3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9.661030279" calcext:value-type="float">
            <text:p>59.661030279</text:p>
          </table:table-cell>
          <table:table-cell office:value-type="float" office:value="10.677694183" calcext:value-type="float">
            <text:p>10.677694183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2: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9.661037275" calcext:value-type="float">
            <text:p>59.661037275</text:p>
          </table:table-cell>
          <table:table-cell office:value-type="float" office:value="10.677712325" calcext:value-type="float">
            <text:p>10.677712325</text:p>
          </table:table-cell>
          <table:table-cell office:value-type="float" office:value="96.317" calcext:value-type="float">
            <text:p>96.31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3: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9.661042896" calcext:value-type="float">
            <text:p>59.661042896</text:p>
          </table:table-cell>
          <table:table-cell office:value-type="float" office:value="10.67772607" calcext:value-type="float">
            <text:p>10.67772607</text:p>
          </table:table-cell>
          <table:table-cell office:value-type="float" office:value="96.436" calcext:value-type="float">
            <text:p>96.43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3:3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9.661049407" calcext:value-type="float">
            <text:p>59.661049407</text:p>
          </table:table-cell>
          <table:table-cell office:value-type="float" office:value="10.677739263" calcext:value-type="float">
            <text:p>10.677739263</text:p>
          </table:table-cell>
          <table:table-cell office:value-type="float" office:value="96.597" calcext:value-type="float">
            <text:p>96.5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3: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9.661054734" calcext:value-type="float">
            <text:p>59.661054734</text:p>
          </table:table-cell>
          <table:table-cell office:value-type="float" office:value="10.677751136" calcext:value-type="float">
            <text:p>10.677751136</text:p>
          </table:table-cell>
          <table:table-cell office:value-type="float" office:value="96.732" calcext:value-type="float">
            <text:p>96.7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4: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9.661060601" calcext:value-type="float">
            <text:p>59.661060601</text:p>
          </table:table-cell>
          <table:table-cell office:value-type="float" office:value="10.677765352" calcext:value-type="float">
            <text:p>10.677765352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4: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.661697733" calcext:value-type="float">
            <text:p>59.661697733</text:p>
          </table:table-cell>
          <table:table-cell office:value-type="float" office:value="10.676388788" calcext:value-type="float">
            <text:p>10.676388788</text:p>
          </table:table-cell>
          <table:table-cell office:value-type="float" office:value="102.344" calcext:value-type="float">
            <text:p>102.34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7:4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9.661690159" calcext:value-type="float">
            <text:p>59.661690159</text:p>
          </table:table-cell>
          <table:table-cell office:value-type="float" office:value="10.676371028" calcext:value-type="float">
            <text:p>10.676371028</text:p>
          </table:table-cell>
          <table:table-cell office:value-type="float" office:value="102.203" calcext:value-type="float">
            <text:p>102.2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8:0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9.661684441" calcext:value-type="float">
            <text:p>59.661684441</text:p>
          </table:table-cell>
          <table:table-cell office:value-type="float" office:value="10.676358365" calcext:value-type="float">
            <text:p>10.676358365</text:p>
          </table:table-cell>
          <table:table-cell office:value-type="float" office:value="102.089" calcext:value-type="float">
            <text:p>102.08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8:2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9.661678878" calcext:value-type="float">
            <text:p>59.661678878</text:p>
          </table:table-cell>
          <table:table-cell office:value-type="float" office:value="10.676345681" calcext:value-type="float">
            <text:p>10.676345681</text:p>
          </table:table-cell>
          <table:table-cell office:value-type="float" office:value="101.974" calcext:value-type="float">
            <text:p>101.97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8:4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9.661673096" calcext:value-type="float">
            <text:p>59.661673096</text:p>
          </table:table-cell>
          <table:table-cell office:value-type="float" office:value="10.676330912" calcext:value-type="float">
            <text:p>10.676330912</text:p>
          </table:table-cell>
          <table:table-cell office:value-type="float" office:value="101.878" calcext:value-type="float">
            <text:p>101.87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9: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9.661667603" calcext:value-type="float">
            <text:p>59.661667603</text:p>
          </table:table-cell>
          <table:table-cell office:value-type="float" office:value="10.676318465" calcext:value-type="float">
            <text:p>10.676318465</text:p>
          </table:table-cell>
          <table:table-cell office:value-type="float" office:value="101.794" calcext:value-type="float">
            <text:p>101.79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9:2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9.66166024" calcext:value-type="float">
            <text:p>59.66166024</text:p>
          </table:table-cell>
          <table:table-cell office:value-type="float" office:value="10.676301705" calcext:value-type="float">
            <text:p>10.676301705</text:p>
          </table:table-cell>
          <table:table-cell office:value-type="float" office:value="101.676" calcext:value-type="float">
            <text:p>101.67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5:59:4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9.661654847" calcext:value-type="float">
            <text:p>59.661654847</text:p>
          </table:table-cell>
          <table:table-cell office:value-type="float" office:value="10.676287844" calcext:value-type="float">
            <text:p>10.676287844</text:p>
          </table:table-cell>
          <table:table-cell office:value-type="float" office:value="101.576" calcext:value-type="float">
            <text:p>101.57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0: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9.661648821" calcext:value-type="float">
            <text:p>59.661648821</text:p>
          </table:table-cell>
          <table:table-cell office:value-type="float" office:value="10.676274643" calcext:value-type="float">
            <text:p>10.676274643</text:p>
          </table:table-cell>
          <table:table-cell office:value-type="float" office:value="101.466" calcext:value-type="float">
            <text:p>101.46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0:4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9.661649212" calcext:value-type="float">
            <text:p>59.661649212</text:p>
          </table:table-cell>
          <table:table-cell office:value-type="float" office:value="10.676274618" calcext:value-type="float">
            <text:p>10.676274618</text:p>
          </table:table-cell>
          <table:table-cell office:value-type="float" office:value="101.462" calcext:value-type="float">
            <text:p>101.46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0: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9.661643009" calcext:value-type="float">
            <text:p>59.661643009</text:p>
          </table:table-cell>
          <table:table-cell office:value-type="float" office:value="10.676261044" calcext:value-type="float">
            <text:p>10.676261044</text:p>
          </table:table-cell>
          <table:table-cell office:value-type="float" office:value="101.363" calcext:value-type="float">
            <text:p>101.36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1:2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9.661638683" calcext:value-type="float">
            <text:p>59.661638683</text:p>
          </table:table-cell>
          <table:table-cell office:value-type="float" office:value="10.676249434" calcext:value-type="float">
            <text:p>10.676249434</text:p>
          </table:table-cell>
          <table:table-cell office:value-type="float" office:value="101.291" calcext:value-type="float">
            <text:p>101.29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1: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9.661633373" calcext:value-type="float">
            <text:p>59.661633373</text:p>
          </table:table-cell>
          <table:table-cell office:value-type="float" office:value="10.676236028" calcext:value-type="float">
            <text:p>10.676236028</text:p>
          </table:table-cell>
          <table:table-cell office:value-type="float" office:value="101.23" calcext:value-type="float">
            <text:p>101.2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2: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9.661626591" calcext:value-type="float">
            <text:p>59.661626591</text:p>
          </table:table-cell>
          <table:table-cell office:value-type="float" office:value="10.676219531" calcext:value-type="float">
            <text:p>10.676219531</text:p>
          </table:table-cell>
          <table:table-cell office:value-type="float" office:value="101.097" calcext:value-type="float">
            <text:p>101.0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2:2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9.661619818" calcext:value-type="float">
            <text:p>59.661619818</text:p>
          </table:table-cell>
          <table:table-cell office:value-type="float" office:value="10.676202836" calcext:value-type="float">
            <text:p>10.676202836</text:p>
          </table:table-cell>
          <table:table-cell office:value-type="float" office:value="100.996" calcext:value-type="float">
            <text:p>100.99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2: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.661614472" calcext:value-type="float">
            <text:p>59.661614472</text:p>
          </table:table-cell>
          <table:table-cell office:value-type="float" office:value="10.676189641" calcext:value-type="float">
            <text:p>10.676189641</text:p>
          </table:table-cell>
          <table:table-cell office:value-type="float" office:value="100.943" calcext:value-type="float">
            <text:p>100.94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2:5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9.661609737" calcext:value-type="float">
            <text:p>59.661609737</text:p>
          </table:table-cell>
          <table:table-cell office:value-type="float" office:value="10.676177303" calcext:value-type="float">
            <text:p>10.676177303</text:p>
          </table:table-cell>
          <table:table-cell office:value-type="float" office:value="100.869" calcext:value-type="float">
            <text:p>100.86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3:1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9.661603312" calcext:value-type="float">
            <text:p>59.661603312</text:p>
          </table:table-cell>
          <table:table-cell office:value-type="float" office:value="10.676162139" calcext:value-type="float">
            <text:p>10.676162139</text:p>
          </table:table-cell>
          <table:table-cell office:value-type="float" office:value="100.774" calcext:value-type="float">
            <text:p>100.774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3:3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9.661597589" calcext:value-type="float">
            <text:p>59.661597589</text:p>
          </table:table-cell>
          <table:table-cell office:value-type="float" office:value="10.676149181" calcext:value-type="float">
            <text:p>10.676149181</text:p>
          </table:table-cell>
          <table:table-cell office:value-type="float" office:value="100.71" calcext:value-type="float">
            <text:p>100.7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3:5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9.661592366" calcext:value-type="float">
            <text:p>59.661592366</text:p>
          </table:table-cell>
          <table:table-cell office:value-type="float" office:value="10.676135017" calcext:value-type="float">
            <text:p>10.676135017</text:p>
          </table:table-cell>
          <table:table-cell office:value-type="float" office:value="100.611" calcext:value-type="float">
            <text:p>100.61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4: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9.661586807" calcext:value-type="float">
            <text:p>59.661586807</text:p>
          </table:table-cell>
          <table:table-cell office:value-type="float" office:value="10.676121673" calcext:value-type="float">
            <text:p>10.676121673</text:p>
          </table:table-cell>
          <table:table-cell office:value-type="float" office:value="100.514" calcext:value-type="float">
            <text:p>100.51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4:3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9.661580364" calcext:value-type="float">
            <text:p>59.661580364</text:p>
          </table:table-cell>
          <table:table-cell office:value-type="float" office:value="10.676106783" calcext:value-type="float">
            <text:p>10.676106783</text:p>
          </table:table-cell>
          <table:table-cell office:value-type="float" office:value="100.402" calcext:value-type="float">
            <text:p>100.40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4:5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9.661575701" calcext:value-type="float">
            <text:p>59.661575701</text:p>
          </table:table-cell>
          <table:table-cell office:value-type="float" office:value="10.676095144" calcext:value-type="float">
            <text:p>10.676095144</text:p>
          </table:table-cell>
          <table:table-cell office:value-type="float" office:value="100.308" calcext:value-type="float">
            <text:p>100.30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5: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9.661569383" calcext:value-type="float">
            <text:p>59.661569383</text:p>
          </table:table-cell>
          <table:table-cell office:value-type="float" office:value="10.676079608" calcext:value-type="float">
            <text:p>10.676079608</text:p>
          </table:table-cell>
          <table:table-cell office:value-type="float" office:value="100.201" calcext:value-type="float">
            <text:p>100.20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5:3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9.661564282" calcext:value-type="float">
            <text:p>59.661564282</text:p>
          </table:table-cell>
          <table:table-cell office:value-type="float" office:value="10.676068232" calcext:value-type="float">
            <text:p>10.676068232</text:p>
          </table:table-cell>
          <table:table-cell office:value-type="float" office:value="100.095" calcext:value-type="float">
            <text:p>100.09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6: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.661558918" calcext:value-type="float">
            <text:p>59.661558918</text:p>
          </table:table-cell>
          <table:table-cell office:value-type="float" office:value="10.676055818" calcext:value-type="float">
            <text:p>10.676055818</text:p>
          </table:table-cell>
          <table:table-cell office:value-type="float" office:value="99.993" calcext:value-type="float">
            <text:p>99.99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6: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9.661553786" calcext:value-type="float">
            <text:p>59.661553786</text:p>
          </table:table-cell>
          <table:table-cell office:value-type="float" office:value="10.676041905" calcext:value-type="float">
            <text:p>10.676041905</text:p>
          </table:table-cell>
          <table:table-cell office:value-type="float" office:value="99.879" calcext:value-type="float">
            <text:p>99.87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6:4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9.661548893" calcext:value-type="float">
            <text:p>59.661548893</text:p>
          </table:table-cell>
          <table:table-cell office:value-type="float" office:value="10.676030939" calcext:value-type="float">
            <text:p>10.676030939</text:p>
          </table:table-cell>
          <table:table-cell office:value-type="float" office:value="99.758" calcext:value-type="float">
            <text:p>99.75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7: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9.661542863" calcext:value-type="float">
            <text:p>59.661542863</text:p>
          </table:table-cell>
          <table:table-cell office:value-type="float" office:value="10.676015789" calcext:value-type="float">
            <text:p>10.676015789</text:p>
          </table:table-cell>
          <table:table-cell office:value-type="float" office:value="99.663" calcext:value-type="float">
            <text:p>99.66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7: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9.661535582" calcext:value-type="float">
            <text:p>59.661535582</text:p>
          </table:table-cell>
          <table:table-cell office:value-type="float" office:value="10.675998943" calcext:value-type="float">
            <text:p>10.675998943</text:p>
          </table:table-cell>
          <table:table-cell office:value-type="float" office:value="99.531" calcext:value-type="float">
            <text:p>99.5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7: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9.661530412" calcext:value-type="float">
            <text:p>59.661530412</text:p>
          </table:table-cell>
          <table:table-cell office:value-type="float" office:value="10.675985514" calcext:value-type="float">
            <text:p>10.675985514</text:p>
          </table:table-cell>
          <table:table-cell office:value-type="float" office:value="99.429" calcext:value-type="float">
            <text:p>99.42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8:1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9.661524202" calcext:value-type="float">
            <text:p>59.661524202</text:p>
          </table:table-cell>
          <table:table-cell office:value-type="float" office:value="10.675969964" calcext:value-type="float">
            <text:p>10.675969964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8:3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9.661519628" calcext:value-type="float">
            <text:p>59.661519628</text:p>
          </table:table-cell>
          <table:table-cell office:value-type="float" office:value="10.675957715" calcext:value-type="float">
            <text:p>10.675957715</text:p>
          </table:table-cell>
          <table:table-cell office:value-type="float" office:value="99.201" calcext:value-type="float">
            <text:p>99.20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9: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9.661513821" calcext:value-type="float">
            <text:p>59.661513821</text:p>
          </table:table-cell>
          <table:table-cell office:value-type="float" office:value="10.675944261" calcext:value-type="float">
            <text:p>10.675944261</text:p>
          </table:table-cell>
          <table:table-cell office:value-type="float" office:value="99.076" calcext:value-type="float">
            <text:p>99.07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9:2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9.661507716" calcext:value-type="float">
            <text:p>59.661507716</text:p>
          </table:table-cell>
          <table:table-cell office:value-type="float" office:value="10.675928454" calcext:value-type="float">
            <text:p>10.675928454</text:p>
          </table:table-cell>
          <table:table-cell office:value-type="float" office:value="98.924" calcext:value-type="float">
            <text:p>98.92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09:4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9.661501737" calcext:value-type="float">
            <text:p>59.661501737</text:p>
          </table:table-cell>
          <table:table-cell office:value-type="float" office:value="10.675914022" calcext:value-type="float">
            <text:p>10.675914022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0:0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9.661496138" calcext:value-type="float">
            <text:p>59.661496138</text:p>
          </table:table-cell>
          <table:table-cell office:value-type="float" office:value="10.67589892" calcext:value-type="float">
            <text:p>10.67589892</text:p>
          </table:table-cell>
          <table:table-cell office:value-type="float" office:value="98.687" calcext:value-type="float">
            <text:p>98.68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0: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9.661490264" calcext:value-type="float">
            <text:p>59.661490264</text:p>
          </table:table-cell>
          <table:table-cell office:value-type="float" office:value="10.675883092" calcext:value-type="float">
            <text:p>10.675883092</text:p>
          </table:table-cell>
          <table:table-cell office:value-type="float" office:value="98.552" calcext:value-type="float">
            <text:p>98.55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0:5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.661484932" calcext:value-type="float">
            <text:p>59.661484932</text:p>
          </table:table-cell>
          <table:table-cell office:value-type="float" office:value="10.675869442" calcext:value-type="float">
            <text:p>10.675869442</text:p>
          </table:table-cell>
          <table:table-cell office:value-type="float" office:value="98.447" calcext:value-type="float">
            <text:p>98.44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1:1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9.661479366" calcext:value-type="float">
            <text:p>59.661479366</text:p>
          </table:table-cell>
          <table:table-cell office:value-type="float" office:value="10.675855049" calcext:value-type="float">
            <text:p>10.675855049</text:p>
          </table:table-cell>
          <table:table-cell office:value-type="float" office:value="98.303" calcext:value-type="float">
            <text:p>98.3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1: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9.661474672" calcext:value-type="float">
            <text:p>59.661474672</text:p>
          </table:table-cell>
          <table:table-cell office:value-type="float" office:value="10.675842831" calcext:value-type="float">
            <text:p>10.675842831</text:p>
          </table:table-cell>
          <table:table-cell office:value-type="float" office:value="98.191" calcext:value-type="float">
            <text:p>98.19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1:5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9.661469149" calcext:value-type="float">
            <text:p>59.661469149</text:p>
          </table:table-cell>
          <table:table-cell office:value-type="float" office:value="10.675829432" calcext:value-type="float">
            <text:p>10.675829432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2: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9.661462673" calcext:value-type="float">
            <text:p>59.661462673</text:p>
          </table:table-cell>
          <table:table-cell office:value-type="float" office:value="10.675813043" calcext:value-type="float">
            <text:p>10.675813043</text:p>
          </table:table-cell>
          <table:table-cell office:value-type="float" office:value="97.937" calcext:value-type="float">
            <text:p>97.93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2:3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9.661457788" calcext:value-type="float">
            <text:p>59.661457788</text:p>
          </table:table-cell>
          <table:table-cell office:value-type="float" office:value="10.675800325" calcext:value-type="float">
            <text:p>10.675800325</text:p>
          </table:table-cell>
          <table:table-cell office:value-type="float" office:value="97.852" calcext:value-type="float">
            <text:p>97.85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2:5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9.661452515" calcext:value-type="float">
            <text:p>59.661452515</text:p>
          </table:table-cell>
          <table:table-cell office:value-type="float" office:value="10.675786784" calcext:value-type="float">
            <text:p>10.675786784</text:p>
          </table:table-cell>
          <table:table-cell office:value-type="float" office:value="97.728" calcext:value-type="float">
            <text:p>97.72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3: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9.661447365" calcext:value-type="float">
            <text:p>59.661447365</text:p>
          </table:table-cell>
          <table:table-cell office:value-type="float" office:value="10.675774251" calcext:value-type="float">
            <text:p>10.675774251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3: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9.66144204" calcext:value-type="float">
            <text:p>59.66144204</text:p>
          </table:table-cell>
          <table:table-cell office:value-type="float" office:value="10.675760008" calcext:value-type="float">
            <text:p>10.675760008</text:p>
          </table:table-cell>
          <table:table-cell office:value-type="float" office:value="97.524" calcext:value-type="float">
            <text:p>97.524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3:4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9.661438071" calcext:value-type="float">
            <text:p>59.661438071</text:p>
          </table:table-cell>
          <table:table-cell office:value-type="float" office:value="10.675749074" calcext:value-type="float">
            <text:p>10.675749074</text:p>
          </table:table-cell>
          <table:table-cell office:value-type="float" office:value="97.448" calcext:value-type="float">
            <text:p>97.44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4:0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.661432324" calcext:value-type="float">
            <text:p>59.661432324</text:p>
          </table:table-cell>
          <table:table-cell office:value-type="float" office:value="10.675734514" calcext:value-type="float">
            <text:p>10.675734514</text:p>
          </table:table-cell>
          <table:table-cell office:value-type="float" office:value="97.333" calcext:value-type="float">
            <text:p>97.3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4:1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9.661427397" calcext:value-type="float">
            <text:p>59.661427397</text:p>
          </table:table-cell>
          <table:table-cell office:value-type="float" office:value="10.675722765" calcext:value-type="float">
            <text:p>10.675722765</text:p>
          </table:table-cell>
          <table:table-cell office:value-type="float" office:value="97.261" calcext:value-type="float">
            <text:p>97.26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4:4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.66142227" calcext:value-type="float">
            <text:p>59.66142227</text:p>
          </table:table-cell>
          <table:table-cell office:value-type="float" office:value="10.675710246" calcext:value-type="float">
            <text:p>10.675710246</text:p>
          </table:table-cell>
          <table:table-cell office:value-type="float" office:value="97.158" calcext:value-type="float">
            <text:p>97.15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5: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9.661416627" calcext:value-type="float">
            <text:p>59.661416627</text:p>
          </table:table-cell>
          <table:table-cell office:value-type="float" office:value="10.675696408" calcext:value-type="float">
            <text:p>10.675696408</text:p>
          </table:table-cell>
          <table:table-cell office:value-type="float" office:value="97.074" calcext:value-type="float">
            <text:p>97.07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5: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9.661411944" calcext:value-type="float">
            <text:p>59.661411944</text:p>
          </table:table-cell>
          <table:table-cell office:value-type="float" office:value="10.675682098" calcext:value-type="float">
            <text:p>10.675682098</text:p>
          </table:table-cell>
          <table:table-cell office:value-type="float" office:value="96.983" calcext:value-type="float">
            <text:p>96.98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5:4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.661404185" calcext:value-type="float">
            <text:p>59.661404185</text:p>
          </table:table-cell>
          <table:table-cell office:value-type="float" office:value="10.675663151" calcext:value-type="float">
            <text:p>10.675663151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6:0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9.661396576" calcext:value-type="float">
            <text:p>59.661396576</text:p>
          </table:table-cell>
          <table:table-cell office:value-type="float" office:value="10.675643138" calcext:value-type="float">
            <text:p>10.675643138</text:p>
          </table:table-cell>
          <table:table-cell office:value-type="float" office:value="96.735" calcext:value-type="float">
            <text:p>96.73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6: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9.661391709" calcext:value-type="float">
            <text:p>59.661391709</text:p>
          </table:table-cell>
          <table:table-cell office:value-type="float" office:value="10.675630208" calcext:value-type="float">
            <text:p>10.675630208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6:4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9.66138688" calcext:value-type="float">
            <text:p>59.66138688</text:p>
          </table:table-cell>
          <table:table-cell office:value-type="float" office:value="10.675617315" calcext:value-type="float">
            <text:p>10.675617315</text:p>
          </table:table-cell>
          <table:table-cell office:value-type="float" office:value="96.608" calcext:value-type="float">
            <text:p>96.60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7:0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9.661380921" calcext:value-type="float">
            <text:p>59.661380921</text:p>
          </table:table-cell>
          <table:table-cell office:value-type="float" office:value="10.675602336" calcext:value-type="float">
            <text:p>10.675602336</text:p>
          </table:table-cell>
          <table:table-cell office:value-type="float" office:value="96.506" calcext:value-type="float">
            <text:p>96.50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7: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9.661376237" calcext:value-type="float">
            <text:p>59.661376237</text:p>
          </table:table-cell>
          <table:table-cell office:value-type="float" office:value="10.675589687" calcext:value-type="float">
            <text:p>10.675589687</text:p>
          </table:table-cell>
          <table:table-cell office:value-type="float" office:value="96.459" calcext:value-type="float">
            <text:p>96.4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7:3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9.661370693" calcext:value-type="float">
            <text:p>59.661370693</text:p>
          </table:table-cell>
          <table:table-cell office:value-type="float" office:value="10.675576254" calcext:value-type="float">
            <text:p>10.675576254</text:p>
          </table:table-cell>
          <table:table-cell office:value-type="float" office:value="96.378" calcext:value-type="float">
            <text:p>96.3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7:5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9.661363592" calcext:value-type="float">
            <text:p>59.661363592</text:p>
          </table:table-cell>
          <table:table-cell office:value-type="float" office:value="10.675558254" calcext:value-type="float">
            <text:p>10.675558254</text:p>
          </table:table-cell>
          <table:table-cell office:value-type="float" office:value="96.291" calcext:value-type="float">
            <text:p>96.29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8: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9.661356143" calcext:value-type="float">
            <text:p>59.661356143</text:p>
          </table:table-cell>
          <table:table-cell office:value-type="float" office:value="10.675537784" calcext:value-type="float">
            <text:p>10.675537784</text:p>
          </table:table-cell>
          <table:table-cell office:value-type="float" office:value="96.218" calcext:value-type="float">
            <text:p>96.21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8:3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9.661350654" calcext:value-type="float">
            <text:p>59.661350654</text:p>
          </table:table-cell>
          <table:table-cell office:value-type="float" office:value="10.675524192" calcext:value-type="float">
            <text:p>10.675524192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8:5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9.661343275" calcext:value-type="float">
            <text:p>59.661343275</text:p>
          </table:table-cell>
          <table:table-cell office:value-type="float" office:value="10.675505916" calcext:value-type="float">
            <text:p>10.675505916</text:p>
          </table:table-cell>
          <table:table-cell office:value-type="float" office:value="96.094" calcext:value-type="float">
            <text:p>96.09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9:1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9.66133712" calcext:value-type="float">
            <text:p>59.66133712</text:p>
          </table:table-cell>
          <table:table-cell office:value-type="float" office:value="10.675490713" calcext:value-type="float">
            <text:p>10.675490713</text:p>
          </table:table-cell>
          <table:table-cell office:value-type="float" office:value="96.036" calcext:value-type="float">
            <text:p>96.03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9:3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9.661331484" calcext:value-type="float">
            <text:p>59.661331484</text:p>
          </table:table-cell>
          <table:table-cell office:value-type="float" office:value="10.675475681" calcext:value-type="float">
            <text:p>10.675475681</text:p>
          </table:table-cell>
          <table:table-cell office:value-type="float" office:value="95.978" calcext:value-type="float">
            <text:p>95.97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19:4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9.661324016" calcext:value-type="float">
            <text:p>59.661324016</text:p>
          </table:table-cell>
          <table:table-cell office:value-type="float" office:value="10.675457643" calcext:value-type="float">
            <text:p>10.675457643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0: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9.661318621" calcext:value-type="float">
            <text:p>59.661318621</text:p>
          </table:table-cell>
          <table:table-cell office:value-type="float" office:value="10.675442777" calcext:value-type="float">
            <text:p>10.675442777</text:p>
          </table:table-cell>
          <table:table-cell office:value-type="float" office:value="95.847" calcext:value-type="float">
            <text:p>95.84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0:2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9.661311014" calcext:value-type="float">
            <text:p>59.661311014</text:p>
          </table:table-cell>
          <table:table-cell office:value-type="float" office:value="10.675424118" calcext:value-type="float">
            <text:p>10.675424118</text:p>
          </table:table-cell>
          <table:table-cell office:value-type="float" office:value="95.764" calcext:value-type="float">
            <text:p>95.76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0: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9.661304695" calcext:value-type="float">
            <text:p>59.661304695</text:p>
          </table:table-cell>
          <table:table-cell office:value-type="float" office:value="10.675405478" calcext:value-type="float">
            <text:p>10.675405478</text:p>
          </table:table-cell>
          <table:table-cell office:value-type="float" office:value="95.713" calcext:value-type="float">
            <text:p>95.71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1: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.661299011" calcext:value-type="float">
            <text:p>59.661299011</text:p>
          </table:table-cell>
          <table:table-cell office:value-type="float" office:value="10.675391853" calcext:value-type="float">
            <text:p>10.675391853</text:p>
          </table:table-cell>
          <table:table-cell office:value-type="float" office:value="95.657" calcext:value-type="float">
            <text:p>95.65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1: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9.661292291" calcext:value-type="float">
            <text:p>59.661292291</text:p>
          </table:table-cell>
          <table:table-cell office:value-type="float" office:value="10.675372962" calcext:value-type="float">
            <text:p>10.675372962</text:p>
          </table:table-cell>
          <table:table-cell office:value-type="float" office:value="95.588" calcext:value-type="float">
            <text:p>95.58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1:4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9.661285393" calcext:value-type="float">
            <text:p>59.661285393</text:p>
          </table:table-cell>
          <table:table-cell office:value-type="float" office:value="10.675355074" calcext:value-type="float">
            <text:p>10.675355074</text:p>
          </table:table-cell>
          <table:table-cell office:value-type="float" office:value="95.525" calcext:value-type="float">
            <text:p>95.525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2:0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9.661278978" calcext:value-type="float">
            <text:p>59.661278978</text:p>
          </table:table-cell>
          <table:table-cell office:value-type="float" office:value="10.67533932" calcext:value-type="float">
            <text:p>10.67533932</text:p>
          </table:table-cell>
          <table:table-cell office:value-type="float" office:value="95.461" calcext:value-type="float">
            <text:p>95.46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2:2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9.66127226" calcext:value-type="float">
            <text:p>59.66127226</text:p>
          </table:table-cell>
          <table:table-cell office:value-type="float" office:value="10.675321851" calcext:value-type="float">
            <text:p>10.675321851</text:p>
          </table:table-cell>
          <table:table-cell office:value-type="float" office:value="95.406" calcext:value-type="float">
            <text:p>95.4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2:4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9.661265173" calcext:value-type="float">
            <text:p>59.661265173</text:p>
          </table:table-cell>
          <table:table-cell office:value-type="float" office:value="10.67530215" calcext:value-type="float">
            <text:p>10.67530215</text:p>
          </table:table-cell>
          <table:table-cell office:value-type="float" office:value="95.326" calcext:value-type="float">
            <text:p>95.32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3: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9.661257708" calcext:value-type="float">
            <text:p>59.661257708</text:p>
          </table:table-cell>
          <table:table-cell office:value-type="float" office:value="10.675283356" calcext:value-type="float">
            <text:p>10.675283356</text:p>
          </table:table-cell>
          <table:table-cell office:value-type="float" office:value="95.238" calcext:value-type="float">
            <text:p>95.23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3:2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.661250137" calcext:value-type="float">
            <text:p>59.661250137</text:p>
          </table:table-cell>
          <table:table-cell office:value-type="float" office:value="10.675263827" calcext:value-type="float">
            <text:p>10.675263827</text:p>
          </table:table-cell>
          <table:table-cell office:value-type="float" office:value="95.167" calcext:value-type="float">
            <text:p>95.16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3:4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9.661243173" calcext:value-type="float">
            <text:p>59.661243173</text:p>
          </table:table-cell>
          <table:table-cell office:value-type="float" office:value="10.675245759" calcext:value-type="float">
            <text:p>10.675245759</text:p>
          </table:table-cell>
          <table:table-cell office:value-type="float" office:value="95.102" calcext:value-type="float">
            <text:p>95.10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4: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9.66123562" calcext:value-type="float">
            <text:p>59.66123562</text:p>
          </table:table-cell>
          <table:table-cell office:value-type="float" office:value="10.675225913" calcext:value-type="float">
            <text:p>10.675225913</text:p>
          </table:table-cell>
          <table:table-cell office:value-type="float" office:value="95.034" calcext:value-type="float">
            <text:p>95.03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4: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9.661229676" calcext:value-type="float">
            <text:p>59.661229676</text:p>
          </table:table-cell>
          <table:table-cell office:value-type="float" office:value="10.675211712" calcext:value-type="float">
            <text:p>10.675211712</text:p>
          </table:table-cell>
          <table:table-cell office:value-type="float" office:value="94.938" calcext:value-type="float">
            <text:p>94.93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4:5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9.661222378" calcext:value-type="float">
            <text:p>59.661222378</text:p>
          </table:table-cell>
          <table:table-cell office:value-type="float" office:value="10.675192459" calcext:value-type="float">
            <text:p>10.675192459</text:p>
          </table:table-cell>
          <table:table-cell office:value-type="float" office:value="94.863" calcext:value-type="float">
            <text:p>94.86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5: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9.661215337" calcext:value-type="float">
            <text:p>59.661215337</text:p>
          </table:table-cell>
          <table:table-cell office:value-type="float" office:value="10.675173023" calcext:value-type="float">
            <text:p>10.675173023</text:p>
          </table:table-cell>
          <table:table-cell office:value-type="float" office:value="94.778" calcext:value-type="float">
            <text:p>94.77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5:3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9.661208987" calcext:value-type="float">
            <text:p>59.661208987</text:p>
          </table:table-cell>
          <table:table-cell office:value-type="float" office:value="10.675156968" calcext:value-type="float">
            <text:p>10.675156968</text:p>
          </table:table-cell>
          <table:table-cell office:value-type="float" office:value="94.706" calcext:value-type="float">
            <text:p>94.7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5:5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9.661202688" calcext:value-type="float">
            <text:p>59.661202688</text:p>
          </table:table-cell>
          <table:table-cell office:value-type="float" office:value="10.67514194" calcext:value-type="float">
            <text:p>10.67514194</text:p>
          </table:table-cell>
          <table:table-cell office:value-type="float" office:value="94.663" calcext:value-type="float">
            <text:p>94.66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6:1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9.661195265" calcext:value-type="float">
            <text:p>59.661195265</text:p>
          </table:table-cell>
          <table:table-cell office:value-type="float" office:value="10.675120849" calcext:value-type="float">
            <text:p>10.675120849</text:p>
          </table:table-cell>
          <table:table-cell office:value-type="float" office:value="94.551" calcext:value-type="float">
            <text:p>94.55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6:3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9.661189034" calcext:value-type="float">
            <text:p>59.661189034</text:p>
          </table:table-cell>
          <table:table-cell office:value-type="float" office:value="10.675103789" calcext:value-type="float">
            <text:p>10.675103789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6: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.661181013" calcext:value-type="float">
            <text:p>59.661181013</text:p>
          </table:table-cell>
          <table:table-cell office:value-type="float" office:value="10.6750852" calcext:value-type="float">
            <text:p>10.6750852</text:p>
          </table:table-cell>
          <table:table-cell office:value-type="float" office:value="94.431" calcext:value-type="float">
            <text:p>94.4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7:0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9.661174219" calcext:value-type="float">
            <text:p>59.661174219</text:p>
          </table:table-cell>
          <table:table-cell office:value-type="float" office:value="10.675066083" calcext:value-type="float">
            <text:p>10.675066083</text:p>
          </table:table-cell>
          <table:table-cell office:value-type="float" office:value="94.381" calcext:value-type="float">
            <text:p>94.38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7:2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.661166599" calcext:value-type="float">
            <text:p>59.661166599</text:p>
          </table:table-cell>
          <table:table-cell office:value-type="float" office:value="10.675047181" calcext:value-type="float">
            <text:p>10.675047181</text:p>
          </table:table-cell>
          <table:table-cell office:value-type="float" office:value="94.338" calcext:value-type="float">
            <text:p>94.33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7:4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.661159605" calcext:value-type="float">
            <text:p>59.661159605</text:p>
          </table:table-cell>
          <table:table-cell office:value-type="float" office:value="10.67502939" calcext:value-type="float">
            <text:p>10.67502939</text:p>
          </table:table-cell>
          <table:table-cell office:value-type="float" office:value="94.267" calcext:value-type="float">
            <text:p>94.26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8: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.661152972" calcext:value-type="float">
            <text:p>59.661152972</text:p>
          </table:table-cell>
          <table:table-cell office:value-type="float" office:value="10.675010735" calcext:value-type="float">
            <text:p>10.675010735</text:p>
          </table:table-cell>
          <table:table-cell office:value-type="float" office:value="94.221" calcext:value-type="float">
            <text:p>94.221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8: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.661146312" calcext:value-type="float">
            <text:p>59.661146312</text:p>
          </table:table-cell>
          <table:table-cell office:value-type="float" office:value="10.674993198" calcext:value-type="float">
            <text:p>10.674993198</text:p>
          </table:table-cell>
          <table:table-cell office:value-type="float" office:value="94.137" calcext:value-type="float">
            <text:p>94.13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8: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.661140545" calcext:value-type="float">
            <text:p>59.661140545</text:p>
          </table:table-cell>
          <table:table-cell office:value-type="float" office:value="10.674977091" calcext:value-type="float">
            <text:p>10.674977091</text:p>
          </table:table-cell>
          <table:table-cell office:value-type="float" office:value="94.088" calcext:value-type="float">
            <text:p>94.088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8:4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.661132028" calcext:value-type="float">
            <text:p>59.661132028</text:p>
          </table:table-cell>
          <table:table-cell office:value-type="float" office:value="10.674956503" calcext:value-type="float">
            <text:p>10.674956503</text:p>
          </table:table-cell>
          <table:table-cell office:value-type="float" office:value="94.024" calcext:value-type="float">
            <text:p>94.024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9:0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.661125257" calcext:value-type="float">
            <text:p>59.661125257</text:p>
          </table:table-cell>
          <table:table-cell office:value-type="float" office:value="10.674937266" calcext:value-type="float">
            <text:p>10.674937266</text:p>
          </table:table-cell>
          <table:table-cell office:value-type="float" office:value="93.997" calcext:value-type="float">
            <text:p>93.99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9:2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.66111861" calcext:value-type="float">
            <text:p>59.66111861</text:p>
          </table:table-cell>
          <table:table-cell office:value-type="float" office:value="10.674920404" calcext:value-type="float">
            <text:p>10.674920404</text:p>
          </table:table-cell>
          <table:table-cell office:value-type="float" office:value="93.956" calcext:value-type="float">
            <text:p>93.95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9:3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.66111231" calcext:value-type="float">
            <text:p>59.66111231</text:p>
          </table:table-cell>
          <table:table-cell office:value-type="float" office:value="10.674904223" calcext:value-type="float">
            <text:p>10.674904223</text:p>
          </table:table-cell>
          <table:table-cell office:value-type="float" office:value="93.921" calcext:value-type="float">
            <text:p>93.92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29:5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.661104989" calcext:value-type="float">
            <text:p>59.661104989</text:p>
          </table:table-cell>
          <table:table-cell office:value-type="float" office:value="10.674883694" calcext:value-type="float">
            <text:p>10.674883694</text:p>
          </table:table-cell>
          <table:table-cell office:value-type="float" office:value="93.86" calcext:value-type="float">
            <text:p>93.8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0:0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.66109814" calcext:value-type="float">
            <text:p>59.66109814</text:p>
          </table:table-cell>
          <table:table-cell office:value-type="float" office:value="10.674869042" calcext:value-type="float">
            <text:p>10.674869042</text:p>
          </table:table-cell>
          <table:table-cell office:value-type="float" office:value="93.873" calcext:value-type="float">
            <text:p>93.87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0: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.661091386" calcext:value-type="float">
            <text:p>59.661091386</text:p>
          </table:table-cell>
          <table:table-cell office:value-type="float" office:value="10.67485068" calcext:value-type="float">
            <text:p>10.67485068</text:p>
          </table:table-cell>
          <table:table-cell office:value-type="float" office:value="93.798" calcext:value-type="float">
            <text:p>93.79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0:4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.661084936" calcext:value-type="float">
            <text:p>59.661084936</text:p>
          </table:table-cell>
          <table:table-cell office:value-type="float" office:value="10.674834387" calcext:value-type="float">
            <text:p>10.674834387</text:p>
          </table:table-cell>
          <table:table-cell office:value-type="float" office:value="93.771" calcext:value-type="float">
            <text:p>93.77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1:0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9.661077533" calcext:value-type="float">
            <text:p>59.661077533</text:p>
          </table:table-cell>
          <table:table-cell office:value-type="float" office:value="10.674815848" calcext:value-type="float">
            <text:p>10.674815848</text:p>
          </table:table-cell>
          <table:table-cell office:value-type="float" office:value="93.727" calcext:value-type="float">
            <text:p>93.72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1: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9.661070872" calcext:value-type="float">
            <text:p>59.661070872</text:p>
          </table:table-cell>
          <table:table-cell office:value-type="float" office:value="10.674799384" calcext:value-type="float">
            <text:p>10.674799384</text:p>
          </table:table-cell>
          <table:table-cell office:value-type="float" office:value="93.679" calcext:value-type="float">
            <text:p>93.67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31: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.661644521" calcext:value-type="float">
            <text:p>59.661644521</text:p>
          </table:table-cell>
          <table:table-cell office:value-type="float" office:value="10.675016594" calcext:value-type="float">
            <text:p>10.675016594</text:p>
          </table:table-cell>
          <table:table-cell office:value-type="float" office:value="98.536" calcext:value-type="float">
            <text:p>98.536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16:41: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34" meta:object-count="0"/>
    <meta:generator>LibreOffice/5.1.6.2$Linux_X86_64 LibreOffice_project/10m0$Build-2</meta:generator>
  </office:meta>
</office:document-meta>
</file>